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Contents_20_1">
      <style:paragraph-properties>
        <style:tab-stops>
          <style:tab-stop style:position="6.6929in" style:type="right" style:leader-style="dotted" style:leader-text="."/>
        </style:tab-stops>
      </style:paragraph-properties>
    </style:style>
    <style:style style:name="P13"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T7" style:family="text">
      <style:text-properties style:use-window-font-color="tru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p text:style-name="Standard"/>
      <text:p text:style-name="P7"><draw:frame draw:style-name="fr1" draw:name="Rahmen1" text:anchor-type="paragraph" svg:x="1.1138in" svg:y="0.0791in" svg:width="4.2362in" draw:z-index="1"><draw:text-box fo:min-height="5.9925in"><text:table-of-content text:style-name="Sect1" text:protected="true" text:name="Inhaltsverzeichnis2"><text:table-of-content-source text:outline-level="10"><text:index-title-template text:style-name="Contents_20_Heading">Inhaltsverzeichnis</text:index-title-template><text:table-of-content-entry-template text:outline-level="1" text:style-name="Contents_20_1"><text:index-entry-chapter/><text:index-entry-text/><text:index-entry-tab-stop style:type="right" style:leader-char="."/><text:index-entry-page-number/></text:table-of-content-entry-template><text:table-of-content-entry-template text:outline-level="2" text:style-name="Contents_20_2"><text:index-entry-chapter/><text:index-entry-text/><text:index-entry-tab-stop style:type="right" style:leader-char="."/><text:index-entry-page-number/></text:table-of-content-entry-template><text:table-of-content-entry-template text:outline-level="3" text:style-name="Contents_20_3"><text:index-entry-chapter/><text:index-entry-text/><text:index-entry-tab-stop style:type="right" style:leader-char="."/><text:index-entry-page-number/></text:table-of-content-entry-template><text:table-of-content-entry-template text:outline-level="4" text:style-name="Contents_20_4"><text:index-entry-chapter/><text:index-entry-text/><text:index-entry-tab-stop style:type="right" style:leader-char="."/><text:index-entry-page-number/></text:table-of-content-entry-template><text:table-of-content-entry-template text:outline-level="5" text:style-name="Contents_20_5"><text:index-entry-chapter/><text:index-entry-text/><text:index-entry-tab-stop style:type="right" style:leader-char="."/><text:index-entry-page-number/></text:table-of-content-entry-template><text:table-of-content-entry-template text:outline-level="6" text:style-name="Contents_20_6"><text:index-entry-chapter/><text:index-entry-text/><text:index-entry-tab-stop style:type="right" style:leader-char="."/><text:index-entry-page-number/></text:table-of-content-entry-template><text:table-of-content-entry-template text:outline-level="7" text:style-name="Contents_20_7"><text:index-entry-chapter/><text:index-entry-text/><text:index-entry-tab-stop style:type="right" style:leader-char="."/><text:index-entry-page-number/></text:table-of-content-entry-template><text:table-of-content-entry-template text:outline-level="8" text:style-name="Contents_20_8"><text:index-entry-chapter/><text:index-entry-text/><text:index-entry-tab-stop style:type="right" style:leader-char="."/><text:index-entry-page-number/></text:table-of-content-entry-template><text:table-of-content-entry-template text:outline-level="9" text:style-name="Contents_20_9"><text:index-entry-chapter/><text:index-entry-text/><text:index-entry-tab-stop style:type="right" style:leader-char="."/><text:index-entry-page-number/></text:table-of-content-entry-template><text:table-of-content-entry-template text:outline-level="10" text:style-name="Contents_20_10"><text:index-entry-chapter/><text:index-entry-text/><text:index-entry-tab-stop style:type="right" style:leader-char="."/><text:index-entry-page-number/></text:table-of-content-entry-template></text:table-of-content-source><text:index-body><text:index-title text:style-name="Sect1" text:name="Inhaltsverzeichnis2_Head"><text:p text:style-name="Contents_20_Heading">Inhaltsverzeichnis</text:p></text:index-title><text:p text:style-name="P12"><text:s/>0.Prolog<text:tab/>6</text:p><text:p text:style-name="P12"><text:s/>1.Büro 1: Schlemmer<text:tab/>10</text:p><text:p text:style-name="P12"><text:s/>2.Büro 2: Ingeborg<text:tab/>12</text:p><text:p text:style-name="P12"><text:s/>3.Büro 3: Kommission<text:tab/>14</text:p><text:p text:style-name="P12"><text:s/>4.Büro 4: Hazeltine 1<text:tab/>17</text:p><text:p text:style-name="P12"><text:s/>5.Flughafen 1: Scarlett<text:tab/>19</text:p><text:p text:style-name="P12"><text:s/>6.Büro 5: Scarlett wird vermisst<text:tab/>22</text:p><text:p text:style-name="P12"><text:s/>7.Büro 6: Scarlett kommt wieder<text:tab/>27</text:p><text:p text:style-name="P12"><text:s/>8.Büro 7: Otto<text:tab/>30</text:p><text:p text:style-name="P12"><text:s/>9.Straße 1: Festnahme<text:tab/>35</text:p><text:p text:style-name="P12"><text:s/>10.Wohnung 1: Offenbarung<text:tab/>36</text:p><text:p text:style-name="P12"><text:s/>11.Straße 2: Fahrt nach Osten<text:tab/>41</text:p><text:p text:style-name="P12"><text:s/>12.DDR 1: Hotel Potemkin<text:tab/>42</text:p><text:p text:style-name="P12"><text:s/>13.DDR 2: Verhör<text:tab/>45</text:p><text:p text:style-name="P12"><text:s/>14.Strasse 3: Austausch<text:tab/>47</text:p><text:p text:style-name="P12"><text:s/>15.Büro 8: Das Erwachen<text:tab/>49</text:p><text:p text:style-name="P12"><text:s/>16.Büro 9: Hazeltine 2<text:tab/>53</text:p><text:p text:style-name="P12"><text:s/>17.Büro 10: Metamorphose 1<text:tab/>54</text:p><text:p text:style-name="P12"><text:s/>18.Büro 11: Metamorphose 2<text:tab/>56</text:p><text:p text:style-name="P12"><text:s/>19.Büro 12: Phyllis geht<text:tab/>61</text:p><text:p text:style-name="P12"><text:s/>20.Büro 13: Menü<text:tab/>63</text:p><text:p text:style-name="P12"><text:s/>21.Büro 14: Der Graf<text:tab/>65</text:p><text:p text:style-name="P12"><text:s/>22.Büro 15: Journalist<text:tab/>68</text:p><text:p text:style-name="P12"><text:s/>23.Büro 16: Peripetchikoff<text:tab/>71</text:p><text:p text:style-name="P12"><text:s/>24.Straße 4: Fahrt zum Flughafen<text:tab/>74</text:p><text:p text:style-name="P12"><text:s/>25.Flughafen 2: Hazeltines<text:tab/>77</text:p><text:p text:style-name="P12"><text:s/>26.Flughafen 3: Phyllis<text:tab/>80</text:p></text:index-body></text:table-of-content><text:p text:style-name="Frame_20_contents"/></draw:text-box></draw:frame></text:p>
      <text:p text:style-name="Standard"><draw:frame draw:style-name="fr2" draw:name="Objekt1" text:anchor-type="paragraph" svg:x="0.1457in" svg:y="0.4354in" svg:width="0.8898in" svg:height="5.7902in" draw:z-index="2"><draw:object xlink:href="./Object 2" xlink:type="simple" xlink:show="embed" xlink:actuate="onLoad"/><draw:image xlink:href="./ObjectReplacements/Object 2" xlink:type="simple" xlink:show="embed" xlink:actuate="onLoad"/></draw:frame></text:p>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Vorsitzender der russischen Handelskommission, die hinter dem Coca-Cola-Rezept her sind.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Ein zweiter der Agenten, hat den Kontakt mit MacNamara eingefädelt.</text:p>
          </table:table-cell>
        </table:table-row>
        <table:table-row table:style-name="Rollen.2">
          <table:table-cell table:style-name="Rollen.A1" office:value-type="string">
            <text:p text:style-name="P4">BORODENKO</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
      <text:p text:style-name="Standard">Und weitere kleine Nebenrollen</text:p>
      <text:p text:style-name="P7"/>
      <text:p text:style-name="Standard"/>
      <text:p text:style-name="Standard"><draw:frame draw:style-name="fr2" draw:name="Szenen" text:anchor-type="paragraph" svg:x="0.0043in" svg:y="0.011in" svg:width="7.0146in" svg:height="6.4866in" draw:z-index="0"><draw:object xlink:href="./Object 1" xlink:type="simple" xlink:show="embed" xlink:actuate="onLoad"/><draw:image xlink:href="./ObjectReplacements/Object 1" xlink:type="simple" xlink:show="embed" xlink:actuate="onLoad"/></draw:frame></text:p>
      <text:h text:style-name="P13"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8">2,9 Milliarden Menschen leben auf dem Planeten.<text:line-break/><text:span text:style-name="T1">Wir wären schon weit über 3 Milliarden, hätten wir nicht so viel Kriege gehabt in den letzten 45 Jahren. Sogar zwei Weltkriege! </text:span></text:p>
      <text:p text:style-name="P8"><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8">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9">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9">[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9">[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9">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9">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9">Irgendwie habe ich das Gefühl, dass die Deutschen immer die Finger mit im Spiel haben, aber nie zu ihren Gunsten... und auch niemals zu irgendjemandes Gunsten.</text:p>
      <text:p text:style-name="P9"/>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0">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3"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Z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0">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1">[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3"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3"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Otto und Scarlett beginnen mit der Wäsche, inklusive Haarewaschen und Zähneputzen]</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 [Ingeborg ab]</text:p>
      <text:h text:style-name="Heading_20_1" text:outline-level="1">Büro 11: Metamorphose 2</text:h>
      <text:p text:style-name="Text_20_body">[Als Ingeborg das Büro verlässt, kommen ein BARBIER und eine MANIKÜRISTIN herein. Sie sind beide in Arbeitskitteln, der Friseur trägt seine Instrumente verstaut in einer Tasche und die Maniküristin hat ein Tablett in den Händen.]</text:p>
      <text:p text:style-name="Text_20_body">BARBIER: [zu MacNamara] Haare schneiden?</text:p>
      <text:p text:style-name="Text_20_body">MANIKÜRE: Maniküre?</text:p>
      <text:p text:style-name="Text_20_body">MacNAMARA: Nicht ich... er! [zeigt auf Otto] Einmal ordentlich Haare schneiden, rasieren und die Arbeiterhände in Form bringen. [holt einen Stuhl hinter dem Schreibtisch hervor und schiebt in zu den beiden]</text:p>
      <text:p text:style-name="Text_20_body">BARBIER: Jawohl.</text:p>
      <text:p text:style-name="Text_20_body">MANIKÜRE: Jawohl [sie nehmen die Stuhl und kommen damit zu Otto]</text:p>
      <text:p text:style-name="Text_20_body">OTTO: NEIN!</text:p>
      <text:p text:style-name="Text_20_body">MacNAMARA: Was meinst du mit nein?</text:p>
      <text:p text:style-name="Text_20_body">OTTO: Keine Maniküre! Es ist ein Symbol für bürgerliche Dekadenz und Unsicherheit...!</text:p>
      <text:p text:style-name="Text_20_body">MacNAMARA: Oh, sicher. In Russland fühle sich alle so sicher, dass sie sich die Nägel abkauen...</text:p>
      <text:p text:style-name="Text_20_body">SCARLETT: [nimmt Ottos Arm] Komm schon, Liebling, niemand wird das jemals wissen. Du kannst ja Handschuhe tragen.</text:p>
      <text:p text:style-name="Text_20_body">[Otto wird auf dem Stuhl platziert, Barbier und Maniküristin beginnen mit der Arbeit]</text:p>
      <text:p text:style-name="Text_20_body">OTTO: Handschuhe? Warum bittest du mich nicht auch noch, gestreifte Hosen tragen?</text:p>
      <text:p text:style-name="Text_20_body">MacNAMARA: [schnippt mit dem Finger und nimmt den Hörer in die Hand] Ingeborg? Wenn du mit dem Schneider sprichst, ich möchte auch gestreifte Hose, einen Morgenmantel und eine Weste sehen... </text:p>
      <text:p text:style-name="Text_20_body">[Während er auflegt, kommt Schlemmer herein]</text:p>
      <text:p text:style-name="Text_20_body">SCHLEMMER: Ich habe Graf von Droste-Schattenburg ausfindig gemacht</text:p>
      <text:p text:style-name="Text_20_body">MacNAMARA: Gut.</text:p>
      <text:p text:style-name="Text_20_body">[Rechtsanwalt ZEIDLITZ kommt herein. Er ist ein grauhaariger Mann Ende vierzig, trägt eine Aktentasche. Schlemmer geht ab]</text:p>
      <text:p text:style-name="Text_20_body">SCHLEMMER: Er arbeitet in der Herrentoilette im Kempinski Hotel.</text:p>
      <text:p text:style-name="Text_20_body">MacNAMARA: Wie schnell kann er hierher kommen?</text:p>
      <text:p text:style-name="Text_20_body">SCHLEMMER: Nun, das ist seine arbeitsreichste Zeit. Er möchte wissen, ob Sie dorthin kommen können.</text:p>
      <text:p text:style-name="Text_20_body">MacNAMARA: Absolut nicht.</text:p>
      <text:p text:style-name="Text_20_body">SCHLEMMER: Ich sage es ihm. Und Ihr Anwalt ist hier.</text:p>
      <text:p text:style-name="Text_20_body">MacNAMARA: [ruft] Kommen Sie rein, kommen Sie rein.</text:p>
      <text:p text:style-name="Text_20_body">ZEIDLITZ: Ah, Mr. MacNamara, ist das nicht ein herrlicher Tag?</text:p>
      <text:p text:style-name="Text_20_body">MacNAMARA: Hören Sie auf mit dem Geschwätz und hören Sie zu. Zeidlitz, hier ist, was ich von Ihnen will.</text:p>
      <text:p text:style-name="Text_20_body"><text:soft-page-break/>ZEIDLITZ: Es ist bereits geschehen, erfolgreich abgeschlossen. Die junge Dame kann sich als unverheiratet betrachten.</text:p>
      <text:p text:style-name="Text_20_body">MacNAMARA: Unverheiratet?</text:p>
      <text:p text:style-name="Text_20_body">ZEIDLITZ: [öffnet Aktentasche, nimmt Dokument heraus] Es war nicht einfach, aber ich habe es geschafft diese Heiratsurkunde aus den Ost-Berliner Akten zu befreien... Genau wie Sie es bestellt haben.</text:p>
      <text:p text:style-name="Text_20_body">MacNAMARA: Das ist diese verdammte deutsche Effizienz! Das ist alles, was ich jetzt brauche – ein uneheliches Baby in meinen Händen.</text:p>
      <text:p text:style-name="Text_20_body">ZEIDLITZ: Wie bitte?</text:p>
      <text:p text:style-name="Text_20_body">[Ein Mann kommt herein, in seinen Armen hoch aufgetürmt sind Schuhkartons.]</text:p>
      <text:p text:style-name="Text_20_body">SCHUHMANN: Ich bringe die Schuhe.</text:p>
      <text:p text:style-name="Text_20_body">MacNAMARA: Die Schuhe? Packen Sie sie aus dort aus [zeigt auf die Couch. Zu Zeidlitz] Ich möchte, dass Sie zurück nach Ost-Berlin gehen und die Heiratsurkunde wieder zurück in die Akten legen.</text:p>
      <text:p text:style-name="Text_20_body">ZEIDLITZ: [packt das Dokument zurück in die Aktentasche] Wenn Sie meinen...</text:p>
      <text:p text:style-name="Text_20_body">MacNAMARA: Aber zuerst möchte ich, dass Sie einige Adoptionspapiere erstellen.</text:p>
      <text:p text:style-name="Text_20_body">ZEIDLITZ: Für das Baby?</text:p>
      <text:p text:style-name="Text_20_body">MacNAMARA: Nein. Für Otto Ludwig Piffl. Wir werden ihn von einem echten, ehrlichen, blaublütigen Aristokraten adoptieren lassen.</text:p>
      <text:p text:style-name="Text_20_body">ZEIDLITZ: Oh, ein Baron?</text:p>
      <text:p text:style-name="Text_20_body">MacNAMARA: Besser als das. Der Typ, der in der Herrentoilette vom Kempinski arbeitet.</text:p>
      <text:p text:style-name="Text_20_body">ZEIDLITZ: Wer?</text:p>
      <text:p text:style-name="Text_20_body">MacNAMARA: Lassen Sie das Feld für den Namen frei. Ich habe den Deal noch nicht gemacht. Jetzt an die Arbeit. </text:p>
      <text:p text:style-name="Text_20_body">[Zeidlitz ab, MacNamara wendet sich an den Schuhmacher, der inzwischen alle Kisten geöffnet hat und die Schuhe auf die Couch gelegt hat]</text:p>
      <text:p text:style-name="Text_20_body">MacNAMARA: Weiter... Schuhe! [geht die Reihe an der Couch entlang] Nein, nein, nichts mit Quasten. Die sind in Ordnung. Alligator? Das ist für Bandleader. Diese sind okay. Okay. [hebt einen Korbgeflechtschuh auf, hält ihn ins Licht] Völlig inakzeptabel... voller Löcher.</text:p>
      <text:p text:style-name="Text_20_body">[Der SCHNEIDER kommt, schiebt einem rollenden Kleiderständer mit einem Dutzend Anzüge darauf, einige davon erst halb fertig.]</text:p>
      <text:p text:style-name="Text_20_body">SCHNEIDER: Guten Morgen, Rheinhardt... von Rheinhardt und Rheinhardt.</text:p>
      <text:p text:style-name="Text_20_body">MacNAMARA: Bin gleich bei Ihnen [zum Schuhmacher] Ich nehme diese... und diese... aber nicht diese.[zum Scheider] Was haben wir denn nun hier?</text:p>
      <text:p text:style-name="Text_20_body">SCHNEIDER: Neuester englischer Stil. Alle Stoffe importiert.</text:p>
      <text:p text:style-name="Text_20_body">MacNAMARA: [geht durch die Anzüge] Zu laut. Zu leise. Der ist gut, aber nehmen Sie die Polsterung aus den Schultern. Das ist nicht schlecht. Gürtel hinten? Ich dachte, das ist schon mit den hochgeknöpften Schuhen aus der Mode gekommen.</text:p>
      <text:p text:style-name="Text_20_body">SCHUHMACHER: [elektrifiziert] Hochgeknöpfte Schuhe? Ich habe welche genau hier. [hält sie hoch]</text:p>
      <text:p text:style-name="Text_20_body"><text:soft-page-break/>MacNAMARA: [zum Schuhmacher] macht nichts, nehmen Sie das Zeug mit. [zum Scheider] Ich brauche diese fertig in zwei Stunden.</text:p>
      <text:p text:style-name="Text_20_body">SCHNEIDER: In zwei Tagen...</text:p>
      <text:p text:style-name="Text_20_body">MacNAMARA: Nein, zwei Stunden. Und wo ist der Morgenmantel und die gestreifte Hosen?</text:p>
      <text:p text:style-name="Text_20_body">SCHNEIDER: Mein Assistent bringt sie,</text:p>
      <text:p text:style-name="Text_20_body">MacNAMARA: Die möchte ich sofort angepasst haben.</text:p>
      <text:p text:style-name="Text_20_body">[Der Schuhhändler ist inzwischen gegangen, jonglierend mit mehreren Kartons voller Schuhe, und ein JUWELIER ist ins Büro gekommen, mit einer flachen schwarzen Schachtel]</text:p>
      <text:p text:style-name="Text_20_body">JUWELIER: [kommt an MacNamara heran und öffent die Schachtel] Schmuck.</text:p>
      <text:p text:style-name="Text_20_body">MacNAMARA: Oh... kommen Sie mit mir [zum Schneider] Sie auch. [Er geht nach vorne zur Toilette, gefolgt vom Juwelier und dem Schneider, der sein Gestell schiebt. Dort sind Barbier und Manikürin weiter zugange, der Schuhmacher versucht Otto Schuhe anzuprobieren]</text:p>
      <text:p text:style-name="Text_20_body">OTTO: [zur Manikürin] Ein starkes, gesundes Mädchen wie du... Du solltest keine Nägel schneiden, sondern Weizen in der Ukraine.</text:p>
      <text:p text:style-name="Text_20_body">SCARLETT: [zum Friseur] Nein, nein – lassen Sie es noch ein bisschen an den Seiten</text:p>
      <text:p text:style-name="Text_20_body">MacNAMARA: [zu Scarlett, zeigt auf die Schachtel des Juweliers] Such dir ein paar Eheringe aus.</text:p>
      <text:p text:style-name="Text_20_body">SCHUHMANN: [zu Otto] Linker Fuß, bitte...</text:p>
      <text:p text:style-name="Text_20_body">SCARLETT: [zeigt ein Paar Ringe zu Otto] Gefallen dir diese?</text:p>
      <text:p text:style-name="Text_20_body">OTTO: Gold? Niemals. Ich bevorzuge den ehrlichen Stahl der Kanonen von Stalingrad.</text:p>
      <text:p text:style-name="Text_20_body">MacN AMARA: Ihr redet immer über Abrüstung. Wir könnten genau hier und jetzt damit beginnen!</text:p>
      <text:p text:style-name="Text_20_body">SCHUHMACHER: [zu Otto] Stehen Sie bitte auf. </text:p>
      <text:p text:style-name="Text_20_body">[Otto steht auf. Der Friseur und die Manikürin arbeiten weiter an ihm in der neuen Position, während der Schuhmacher den Spann seiner Schuhe ertastet, und MacNamara steckt ihm den goldenen Ring an den Finger.]</text:p>
      <text:p text:style-name="Text_20_body">MacNAMARA: [zu Scarlett] Er gibt dir auch einen Verlobungsring.</text:p>
      <text:p text:style-name="Text_20_body">SCARLETT: Ist er das?</text:p>
      <text:p text:style-name="Text_20_body">OTTO: [zum Schuhmacher] Sie sind zu groß.</text:p>
      <text:p text:style-name="Text_20_body">SCHUHMACHER: Ich gehe davon aus, dass der Herr Socken tragen wird.</text:p>
      <text:p text:style-name="Text_20_body">OTTO: Nicht, wenn ich es verhindern kann.</text:p>
      <text:p text:style-name="Text_20_body">SCHNEIDER: [hat inzwischen ein Maßband um Ottos Taille gelegt] Taille, einunddreißig, .</text:p>
      <text:p text:style-name="Text_20_body">BARBIER: [zu Ctto] Setzen Sie sich bitte. </text:p>
      <text:p text:style-name="Text_20_body">SCARLETT: [hat sich nun einen Diamantring aus der Juwelierschachtel gesucht] Ich will diesen hier.</text:p>
      <text:p text:style-name="Text_20_body">MacNAMARA: [zum Juwelier] Wie viel?</text:p>
      <text:p text:style-name="Text_20_body">JUWELIER: Achttausend Mark,</text:p>
      <text:p text:style-name="Text_20_body">SCARLETT: [küsst Otto auf die Stirn] Danke, Liebling. [Sie setzt den Ring auf]</text:p>
      <text:p text:style-name="Text_20_body">OTTO: Warte [er springt auf] Wer bezahlt diesen ganzen Unsinn?</text:p>
      <text:p text:style-name="Text_20_body">MacNAMARA: Entspann dich. Du hast Vermögenswerte... all diese Coca-Cola-Aktien!</text:p>
      <text:p text:style-name="Text_20_body"><text:soft-page-break/>OTTO: Sie erwarten von mir, dass ich auf meinem Vermögen sitzen bleibe und nur Zeitung lese?</text:p>
      <text:p text:style-name="Text_20_body">SCARLETT: Keine Sorge, das Baby kann doch Zeitung lesen. Und wir werden das ganze Geld in seinem Namen verwalten.</text:p>
      <text:p text:style-name="Text_20_body">SCHUHMACHER: [zu Otto] Setzen Sie sich bitte. [Otto setzt sich, und der Schuhmacher beginnt, ein weiteres Paar Schuhe anzuziehen. Die anderen arbeiten unbeeindruckt an Otto weiter]</text:p>
      <text:p text:style-name="Text_20_body">OTTO: Ich werde meinen Sohn nicht als Kapitalist groß werden lassen.</text:p>
      <text:p text:style-name="Text_20_body">SCARLETT: Wenn er achtzehn ist, kann er für sich selbst entscheiden ob er ein Kapitalist oder ein reicher Kommunist sein will.</text:p>
      <text:p text:style-name="Text_20_body">[Inzwischen hat das Telefon geklingelt und MacNamara nimmt ab.]</text:p>
      <text:p text:style-name="Text_20_body">MacNAMARA: [ins Telefon] Ja? Wer? Der Manager des Berlin Hilton? Stellen Sie ihn durch.</text:p>
      <text:p text:style-name="Text_20_body">[Der SCHNEIDERGEHILFE kommt herein, die gestreifte Hose tragend, weiße Weste und Cutaway auf einem Kleiderbügel.]</text:p>
      <text:p text:style-name="Text_20_body">MacNAMARA: [zum Schneidergehilfen] Da drüben [deutet zu Otto. Ins Telefon] Hallo? Ich möchte die Hochzeits-Suite reservieren. Ja, ich checke heute ein. Ich habe nicht gefragt, wie viel es kostet! Dies ist für den Schwiegersohn eines amerikanischen Millionärs. Doppelbett natürlich... und Seidenbettwäsche...</text:p>
      <text:p text:style-name="Text_20_body">SCARLETT: [zu MacNamara] Sagen Sie ihnen, wir brauchen keinen Tisch und keine Stühle. Wir werden alle unsere Mahlzeiten im Bett einnehmen.</text:p>
      <text:p text:style-name="Text_20_body">MacNAMARA: [ins Telefon] Keine Seidenlaken.... Machen Sie eine Tischdecke und zwei Servietten daraus.[legt auf]</text:p>
      <text:p text:style-name="Text_20_body">OTTO: Seidenlaken! Diamantringe! Hochzeitssuiten! Was ist das... Dolce Vita?</text:p>
      <text:p text:style-name="Text_20_body">[Der Schneider und sein Gehilfe greifen sich jeweils ein Hosenbein und beginnen Ottos Cordhose auszuziehen]</text:p>
      <text:p text:style-name="Text_20_body">OTTO: [hält seine Hose fest] Hey, was machst ihr? Sind Sie verrückt? Scarlett – hilf mir!</text:p>
      <text:p text:style-name="Text_20_body">SCHLEMMER: [kommt herein und nähert sich MacNamara] Der Kurzwarenhändler ist da.</text:p>
      <text:p text:style-name="Text_20_body">INGEBORG: [kommt herein] Es ist ein Zeitungsmann hier vom Tageblatt</text:p>
      <text:p text:style-name="Text_20_body">MacNAMARA: Nicht heute [Ingeborg ab]</text:p>
      <text:p text:style-name="Text_20_body">[Der Kurzwarenhändler kommt herein und breitet seine Waren aus. Kisten mit Hemden, Shorts, Pyjamas, Taschentüchern, Socken, Krawatten, Bademänteln]</text:p>
      <text:p text:style-name="Text_20_body">MacNAMARA: [zeigt auf Hemden] Nein, nein – nur weiße Hemden, zwei Dutzend. Und mit Umschlagmanschetten.</text:p>
      <text:p text:style-name="Text_20_body">KURZWARENHÄNDLER: Jawohl</text:p>
      <text:p text:style-name="Text_20_body">MacNAMARA: Taschentücher, okay. Socken, okay... wenn er Einwände hat, müssen wir eben seine Füße schwarz anmalen.</text:p>
      <text:p text:style-name="Text_20_body">KURZWARENHÄNDLER: Jawohl.</text:p>
      <text:p text:style-name="Text_20_body">MacNAMARA: Wo sind die Pyjamas?</text:p>
      <text:p text:style-name="Text_20_body">KURZWARENHÄNDLER: Genau hier,</text:p>
      <text:p text:style-name="Text_20_body">MacNAMARA: [schaut sie durch] Okay... okay... [hebt ein Paar mit einem verrückten Muster hoch] Was ist das?</text:p>
      <text:p text:style-name="Text_20_body"><text:soft-page-break/>KURZWARENHÄNDLER: Sie sind wunderschön.</text:p>
      <text:p text:style-name="Text_20_body">MacNAMARA: Sie sind furchtbar!</text:p>
      <text:p text:style-name="Text_20_body">KURZWARENHÄNDLER: [sofort] Sie sind schrecklich!</text:p>
      <text:p text:style-name="Text_20_body">MacNAMARA: Schauen wir uns die Krawatten an. [der Kurzwarenhändler hält die Krawatten stolz vor seine Brust, MacNamara blättert durch] Ja, nix, ja, ja, definitiv nix... die hier ist die Beste.</text:p>
      <text:p text:style-name="Text_20_body">KURZWARENHÄNDLER: [überrascht] Das ist meine! [Er senkt die anderen Krawatten und enthüllt, dass MacNamara ihn an seiner Krawatte gepackt hat]</text:p>
      <text:p text:style-name="Text_20_body">MacNAMARA: Runter damit. Ich kaufe sie.</text:p>
      <text:h text:style-name="Heading_20_1" text:outline-level="1">Büro 12: Phyllis geht</text:h>
      <text:p text:style-name="Text_20_body">[Als der Kurzwarenhändler seine Krawatte ablegt, öffnet sich die Tür und Phyllis kommt herein. Sie trägt einen Anzug und einen Hut, offensichtlich reisefertig]</text:p>
      <text:p text:style-name="Text_20_body">MacNAMARA: Guten Morgen, Phyllis.</text:p>
      <text:p text:style-name="Text_20_body">PHYLLIS: [schaut sich um] <text:span text:style-name="T7">It looks like a madhouse here</text:span></text:p>
      <text:p text:style-name="Text_20_body">MacNAMARA: It is a madhouse here. </text:p>
      <text:p text:style-name="Text_20_body">PHYLLIS: And I know the head of the mad...</text:p>
      <text:p text:style-name="Text_20_body">MacNAMARA: Sit down, Phyllis, I'll be right with you [will sich wieder dem Geschehen um Otto widmen]</text:p>
      <text:p text:style-name="Text_20_body">PHYLLIS: Don't bother. I just want something from the safe. What's the combination? [sie geht zum Wandtresor]</text:p>
      <text:p text:style-name="Text_20_body">MacNAMARA: <text:s/>[zu Phyllis] Twenty-two – five – seventeen, [zum Kurzwarenhändler] Sagen Sie ihm nicht, dass es französische Manschetten sind... wegen Algerien. [der Kurzwarenhändler geht zu Otto]</text:p>
      <text:p text:style-name="Text_20_body">MacNAMARA: [geht zu Phyllis, die gerade den Wandtresor öffnet] What are you looking for?</text:p>
      <text:p text:style-name="Text_20_body">PHYLLIS: Here they are. The passports. [nimmt drei amerikanische Pässe aus dem Safe]</text:p>
      <text:p text:style-name="Text_20_body">MacNAMARA: Passports?</text:p>
      <text:p text:style-name="Text_20_body">PHYLLIS: I'm flying back to the States... and I'm taking the kids with me.</text:p>
      <text:p text:style-name="Text_20_body">MacNAMARA: You're what?</text:p>
      <text:p text:style-name="Text_20_body">PHYLLIS: You heard me.</text:p>
      <text:p text:style-name="Text_20_body">MacNAMARA: What are you sore about now? I got Otto back, didn't 1? I'm remodelling him.</text:p>
      <text:p text:style-name="Text_20_body">PHYLLIS: Somebody should do a little job on you. Goodbye, Mac.</text:p>
      <text:p text:style-name="Text_20_body">MacNAMARA: Phyllis, you can't walk out on me like this.</text:p>
      <text:p text:style-name="Text_20_body">PHYLLIS: I'm not walking out. I'm just going back where I belong. Anytime you'd care to join.us, we'll be waiting for you.</text:p>
      <text:p text:style-name="Text_20_body">[Schlemmer und Zeidlitz kommen ins Büro}</text:p>
      <text:p text:style-name="Text_20_body">ZEIDLITZ: die Adoptionspapiere sind fertig...</text:p>
      <text:p text:style-name="Text_20_body">MacNAMARA: Raus! [Zeidlitz und Schlemmer ab] What's come over you, Phyllis? After sixteen years...</text:p>
      <text:p text:style-name="Text_20_body">PHYLLIS: Maybe after sixteen years every marriage gets a little stale... like a leftover glass of beer.</text:p>
      <text:p text:style-name="Text_20_body">MacNAMARA: Phyllis, can't we discuss this problem without bringing up a rival beverage?</text:p>
      <text:p text:style-name="Text_20_body">PHYLLIS: [schaut in die Pässe] I hope the vaccination certificates are still good.</text:p>
      <text:p text:style-name="Text_20_body">MacNAMARA: Look, Phyllis, you knew the kind of guy I was when you married me. .</text:p>
      <text:p text:style-name="Text_20_body">PHYLLIS: Apparently not.</text:p>
      <text:p text:style-name="Text_20_body">MacNAMARA: I'm not one of those suburban jokers, nine to, five in the office, home on the commuter train, and cut the grass every weekend.</text:p>
      <text:p text:style-name="Text_20_body">PHYLLIS: Turns out I married Marco Polo.</text:p>
      <text:p text:style-name="Text_20_body"><text:soft-page-break/>MacNAMARA: It wasn't all that bad, those sixteen years. We've had some fun. Remember Teheran... when Cindy was born... driving twelve miles to the hospital in a Coca-Cola truck? Phyllis, baby, I love you, and take my word for it, everything is going to be fine. We'll be living in London, Tommy can go to Oxford... Cindy can watch the changing of the guard... we can afford one of those real snooty butlers... kippers and marmalade for breakfast... riding to hounds.</text:p>
      <text:p text:style-name="Text_20_body">[Otto platzt herein. Er trägt die gestreiften Hosen - die er hochhalten muss, weil sie um die Taille viel zu groß sind - aber er ist ohne Hemd und ohne Schuhe. Sein Haar ist jetzt geschnitten, die Hälfte seines Gesichts ist eingeseift, die andere Hälfte rasiert.]</text:p>
      <text:p text:style-name="Text_20_body">OTTO: [trotzig] Ich werde nicht in gestreiften Hosen herumlaufen. Sie sind für Banker und Kriegsgewinnler.</text:p>
      <text:p text:style-name="Text_20_body">SCHNEIDER: Eigentlich wurden sie vom Botschafter des Volkes der Republik Jugoslawien.</text:p>
      <text:p text:style-name="Text_20_body">OTTO: [gestikuliert] Wir werden uns mit Tito befassen, wenn die Zeit kommt [Die Hose beginnt zu rutschen und er schnappt sie]</text:p>
      <text:p text:style-name="Text_20_body">MacNAMARA: [zu Schneider] In der Zwischenzeit ändern Sie die Hosen. Sie sind viel zu groß.</text:p>
      <text:p text:style-name="Text_20_body">SCHNEIDER: [zeigt auf Phyllis] Vor der Dame?</text:p>
      <text:p text:style-name="Text_20_body">MacNAMARA: Oh, ja - ich vergaß. Er trägt keine Unterhosen...</text:p>
      <text:p text:style-name="Text_20_body">PHYLLIS: [schnippisch] Kein Wunder, dass sie den "Kalten Krieg" gewinnen...</text:p>
      <text:p text:style-name="Text_20_body">MacNAMARA: Also gut, geh wieder ins Badezimmer... [schiebt Otto dorthin. Zu Phyllis] Geh nicht weg, Phyllis! [geht mit ins Badezimmer und ruft zurück] Ingeborg, besorgen Sie ihm ein paar Shorts!</text:p>
      <text:p text:style-name="Text_20_body">[Phyllis lehnt am Schreibtisch, als Ingeborg hereinkommt.]</text:p>
      <text:p text:style-name="Text_20_body">INGEBORG: Guten Morgen, Frau MacNamara.</text:p>
      <text:p text:style-name="Text_20_body">PHYLLIS: [schätzt sie ein] Guten Morgen.</text:p>
      <text:p text:style-name="Text_20_body">INGEBORG: [watet durch die Kurzwarenkisten] Shorts... lass mal sehen, wo sind Shorts?</text:p>
      <text:p text:style-name="Text_20_body">PHYLLIS: Ich gehe dann jetzt. Sagen Sie meinem Mann bitte, ich habe Aloha gesagt!</text:p>
      <text:p text:style-name="Text_20_body">INGEBORG: Aloha?</text:p>
      <text:p text:style-name="Text_20_body">PHYLLIS: Das ist Hawaiianisch und bedeutet „Hau ab!“ [Phyllis ab]</text:p>
      <text:p text:style-name="Text_20_body">MacNAMARA: [schaut vom Badezimmer herein] Wo bleiben die Shorts?</text:p>
      <text:p text:style-name="Text_20_body">INGEBORG: Genau hier [hält eine Unterhose hoch, weiße Feinripp 50er Jahre] Oh, und deine Frau sagte, ich soll dir sagen Aloha! [MacNamara schaut erschrocken] das ist Hawaiianisch und bedeutet „Hau ab“</text:p>
      <text:p text:style-name="Text_20_body">MacNAMARA, Phyllis! [er rennt durchs Büro und Phyllis hinterher. Im Zuschauerraum stehen alle auf. Er stoppt und schreit] Sitzen machen! [die Zuschauer setzen sich]</text:p>
      <text:h text:style-name="Heading_20_1" text:outline-level="1">Büro 13: Menü</text:h>
      <text:p text:style-name="Text_20_body">[MacNamara steht verweifelt im Zuschauerraum und ballt die Fäuste und fährt sich durchs Haar. Der Kellner kommt durch den Zuschauerraum mit einem Wagen voller Teller, Besteck und Speiseglocken]</text:p>
      <text:p text:style-name="Text_20_body">KELLNER: [zu MacNamara] Das Abendessen... wo möchten Sie es?</text:p>
      <text:p text:style-name="Text_20_body">MacNAMARA: [zeigt mit dem Daumen zur Bühne] In meinem Büro [Der Kellner fährt weiter und MacNamara widmet sich wieder seinem Schmerz]</text:p>
      <text:p text:style-name="Text_20_body">MacNAMARA: Phyllis!</text:p>
      <text:p text:style-name="Text_20_body">[Durch den Zuschauerraum kommt der Journalist auf MacNamara zu}</text:p>
      <text:p text:style-name="Text_20_body">JOURNALIST: Mr. MacNamara, mein Name ist Untermeier. Ich bin Reporter vom Tageblatt...</text:p>
      <text:p text:style-name="Text_20_body">MacNAMARA: [fährt ihn an] Stör mich nicht. Ein anderes Mal.[er lässt den Journalisten stehen und geht wieder in sein Büro]</text:p>
      <text:p text:style-name="Text_20_body">JOURNALIST: [ruft ihm nach] Aber das ist wichtig. Wir haben Informationen, dass Miss Hazeltine, die Tochter des Coca-Cola-Chefs, jemanden aus Ost-Berlin geheiratet hat. Ein Mitglied der Kommunistischen Partei...</text:p>
      <text:p text:style-name="Text_20_body">[MacNamara beachtet ihn nicht. Im Büro baut der Kellner das Menü auf dem Schreibtisch auf. Otto springt auf die Bühne, nur in Unterhose. Er blickt angewidert auf die anderen herab]</text:p>
      <text:p text:style-name="Text_20_body">OTTO: Ich werde sie nicht tragen! Sie sehen lächerlich aus, sie erfüllen keinen Zweck!</text:p>
      <text:p text:style-name="Text_20_body">SCARLETT: Liebling, es ist nur eine Konvention. Zu Hause ziehen wir sogar den Hunden Höschen an.</text:p>
      <text:p text:style-name="Text_20_body">KURZHWARENÄNDLER: Sie sind tropfnass und im nächsten Moment trocken... fünfzig Prozent Nylon</text:p>
      <text:p text:style-name="Text_20_body">OTTO: Nylon? Das ist DuPont! Ein bekanntes Monopol!</text:p>
      <text:p text:style-name="Text_20_body">SCARLETT: Sie bestehen außerdem zu fünfzig Prozent aus Baumwolle. Das hilft den armen Tagelöhnern in Mississippi.</text:p>
      <text:p text:style-name="Text_20_body">MacNAMARA: [zu Otto] Komm' her und setz dich hierhin [führt ihn hinter den Schreibtisch] Lassen uns sehen, wie du isst! [Außer Scarlett, Otto und MacNamara alle ab und nehmen allen Kram mit, bis auf die Kleidung, die Otto anziehen soll. Ottos alte Kleidung bleibt im Bad liegen]</text:p>
      <text:p text:style-name="Text_20_body">TÄSCHNER: [kommt herein mit Koffern] Sie möchten Initialen auf den Taschen?</text:p>
      <text:p text:style-name="Text_20_body">MacNAMARA: Initialen? Er hat noch nicht einmal einen Namen.</text:p>
      <text:p text:style-name="Text_20_body">[Während MacNamara abgelenkt ist, greift Otto das Huhn mit der rechten Hand und beißt ab, mit der linken nimmt er eine Flasche Rotwein und beginnt daraus zu trinken.]</text:p>
      <text:p text:style-name="Text_20_body">MacNAMARA: Nein, nein, nein, nein...!</text:p>
      <text:p text:style-name="Text_20_body">SCARLETT: Er hat recht, Liebling. Immer Weißwein mit Huhn.</text:p>
      <text:p text:style-name="Text_20_body">MacNAMARA: Und aus einem Glas, Du Dummkopf!</text:p>
      <text:p text:style-name="Text_20_body">OTTO: [knurrt MacNamara an] Du weißt wohl alles. Welchen Wein ich trinken soll. Welche Gabel ich für Fisch nehmen soll. Und welches Messer ich dem Proletariat in den Rücken rammen soll!</text:p>
      <text:p text:style-name="Text_20_body">MacNAMARA: [hebt eine halbe Grapefruit auf] Wie wäre es mit etwas Obst zum Nachtisch?</text:p>
      <text:p text:style-name="Text_20_body">[Schlemmer kommt herein und schlägt mit den Hacken]</text:p>
      <text:p text:style-name="Text_20_body"><text:soft-page-break/>SCHLEMMER: Der Graf kommt...</text:p>
      <text:p text:style-name="Text_20_body">MacNAMARA: [legt die Grapefruit ab. Zu Scarlett] Arbeite weiter an ihm und ziehe ihn an!</text:p>
      <text:p text:style-name="Text_20_body">SCARLETT: [nimmt Otto das Huhn ab] Hier, Liebling, benutze die Fingerschale...</text:p>
      <text:p text:style-name="Text_20_body">SCHLEMMER: [zeigt auf die Kleidung im Bad und beginnt sie aufzusammeln] Was sollen wir damit machen?</text:p>
      <text:p text:style-name="Text_20_body">MacNAMARA: Verbrenne das Zeug. Aber lass es vorher desinfizieren.</text:p>
      <text:p text:style-name="Text_20_body">OTTO: [zu Schlemmer] Moment mal. Mein Parteimitgliedsbuch ist dabei, ich habe bis Dezember bezahlt.</text:p>
      <text:p text:style-name="Text_20_body">[Schlemmer kommt mit dem Klamotten zum Tisch, nimmt die Spargelzange und fischt das Partybuch aus der Gesäßtasche der Cordhose und reicht es Otto, als ob es etwas Radioaktives wäre. Schlemmer geht mit der alten Kleidung ab.]</text:p>
      <text:h text:style-name="Heading_20_1" text:outline-level="1">Büro 14: Der Graf</text:h>
      <text:p text:style-name="Text_20_body">[MacNamara tritt vor den Schreibtisch, der Graf kommt herein. Er ist siebzig, und sowohl sein Auftreten als auch seine Kleidung strahlen eine gewisse schäbige Eleganz aus. Als sich die Tür der Kuckucksuhr schließt, kommt MacNamara herein.</text:p>
      <text:p text:style-name="Text_20_body">MacNAMARA: [zum Graf] Hi there...</text:p>
      <text:p text:style-name="Text_20_body">GRAF: [mit einer knappen Verbeugung] Waldemar von Droste-Schattenburg.</text:p>
      <text:p text:style-name="Text_20_body">MacNAMARA: [gleiche Verbeugung] MacNamara von Omaha, Nebraska.</text:p>
      <text:p text:style-name="Text_20_body">GRAF: Würden Sie mir bitte sagen, warum ich hierher gerufen wurde? Denn jede Minute, die ich von meinem Posten weg bin, kostet mich zwei Mark Trinkgeld.</text:p>
      <text:p text:style-name="Text_20_body">MacNAMARA: Okay, ich werde es offen sagen. Wie würde es Ihnen gefallen Vater zu werden0?</text:p>
      <text:p text:style-name="Text_20_body">GRAF: In meinem Alter?</text:p>
      <text:p text:style-name="Text_20_body">MacNAMARA: Es gibt einen jungen Mann, den Sie adoptieren können... und Trinkgeld beläuft sich auf zweitausend Mark,</text:p>
      <text:p text:style-name="Text_20_body">GRAF: [dreht sich zum Gehen um] Guten Tag, Sir.</text:p>
      <text:p text:style-name="Text_20_body">MacNAMARA: Nun warten Sie bitte, Herr Graf.</text:p>
      <text:p text:style-name="Text_20_body">GRAF: Nur weil ich mein Geld in einer Toilette verdienen muss, bedeutet nicht, dass ich bereit bin, die Ehre und Würde meines Namens zu verscherbeln. Die von Droste-Schattenburgs gehen auf den Zweiten Kreuzzug zurück. Wir haben eine der ältesten Blutlinien in Europa, und eine empfindliche Inzucht. Ich bin ein direkter Nachkomme von Philip dem Bluter. Ihr Vorschlag ist also nicht nur absurd, sondern auch höchst beleidigend! [kurze Pause] Sagen wir zehntausend Mark.</text:p>
      <text:p text:style-name="Text_20_body">MacNAMARA: Ich gebe Ihnen dreitausend.</text:p>
      <text:p text:style-name="Text_20_body">GRAF: Ich bitte Sie, ich habe Ihnen gerade gesagt, dass ich aus einer langen Reihe von Blutern stamme...</text:p>
      <text:p text:style-name="Text_20_body">MacNAMARA: Viertausend.</text:p>
      <text:p text:style-name="Text_20_body">GRAF: Ich möchte Sie darüber informieren, dass ich entfernt verwandt bin mit dem ehemaligen König Farouk von Ägypten.</text:p>
      <text:p text:style-name="Text_20_body">MacNAMARA: Dreitausendfünfhundert.</text:p>
      <text:p text:style-name="Text_20_body">GRAF: Was ist mit Viertausend passiert?</text:p>
      <text:p text:style-name="Text_20_body">MacNAMARA: Abgemacht!</text:p>
      <text:p text:style-name="Text_20_body">GRAF: Für weitere fünfhundert Mark füge ich das Familienwappen hinzu.</text:p>
      <text:p text:style-name="Text_20_body">MacNAMARA: Was ist das? Zwei Seifenstücke auf einem Papiertuch?</text:p>
      <text:p text:style-name="Text_20_body">GRAF: [Der Graf zieht eine Brieftasche aus der Tasche und zeigt das Wappen] Ein Stachelschwein tobt auf einem Feld aus Lilien. [Gibt ein Foto] Sie können auch ein Foto von der Schattenburg haben... leider im Krieg zerstört.</text:p>
      <text:p text:style-name="Text_20_body">MacNAMARA: [Schnappschuss betrachtend] Amerikanische Airforce?</text:p>
      <text:p text:style-name="Text_20_body">GRAF: Nein, türkische Kavallerie. 1683.</text:p>
      <text:p text:style-name="Text_20_body">MacNAMARA: Otto! Scarlett! Kommt her...</text:p>
      <text:p text:style-name="Text_20_body">[Otto steht auf, jetzt in schwarzen Schuhen, dunklen Socken, Strumpfbändern, Shorts und <text:soft-page-break/>aufgeknöpftem weißen Hemd. Er kommt mit Scarlett zu MacNamara, sie fummelt an seinem Ärmel herum]</text:p>
      <text:p text:style-name="Text_20_body">OTTO: [zu MacNamara] Du kannst mir nicht einfach Befehle erteilen. Komm hierher, setze dich dahin, tu dies, iss das...</text:p>
      <text:p text:style-name="Text_20_body">SCARLETT: [zu Otto] Liebling, bleib ruhig. Ich bekomme den Manschettenknopf nicht zu...</text:p>
      <text:p text:style-name="Text_20_body">GRAF: Ist das der glückliche junge Mann?</text:p>
      <text:p text:style-name="Text_20_body">MacNAMARA: Das ist er. [zu Otto] Lerne deinen Vater kennen.</text:p>
      <text:p text:style-name="Text_20_body">OTTO: Mein Vater</text:p>
      <text:p text:style-name="Text_20_body">GRAF: [mit offenen Armen] Ach, mein lieber Junge. Ich bin sicher, du wirst deiner Familie Ruhm und Ehre bringen. [umarmt den fassungslosen Otto und küsst ihn auf beide Wangen.]</text:p>
      <text:p text:style-name="Text_20_body">OTTO: Was bedeutet das alles?</text:p>
      <text:p text:style-name="Text_20_body">MacNAMARA: Du wirst adoptiert.</text:p>
      <text:p text:style-name="Text_20_body">OTTO: Adoptiert? Einfach so... ohne auch nur zu fragen? Das ist nicht nur hinterhältig, es ist unilateral!</text:p>
      <text:p text:style-name="Text_20_body">MacNAMARA: [zum Graf, zeigt auf Scarlett] Und das ist Ihre Schwiegertochter.</text:p>
      <text:p text:style-name="Text_20_body">GRAF: [küsst Scarlett! die Hand] Gnädige Frau.</text:p>
      <text:p text:style-name="Text_20_body">MacNAMARA: Unterschreiben Sie die Papiere bei meinem Sekretär und geben Sie diese auf dem Weg nach draußen beim Kassierer ab.</text:p>
      <text:p text:style-name="Text_20_body">GRAF: Danke schön. [Er entdeckt einen losen Faden an Ottos Hemd, holt einen kleinen Handfeger aus seiner Gesäßtasche und bürstet Otto ab.]</text:p>
      <text:p text:style-name="Text_20_body">OTTO: [wirbelt ihn an] Was tun Sie da?</text:p>
      <text:p text:style-name="Text_20_body">GRAF: Es geht aufs Haus. Kostenlos. [mit einem Schwung des Kleiderbesens] Auf Wiedersehen, mein Sohn.</text:p>
      <text:p text:style-name="Text_20_body">MacNAMARA: Jetzt möchte ich, dass ihr Kinder eure neuen Namen lernt. Ihr seid der Graf und die Gräfin von Droste-Schattenburg.</text:p>
      <text:p text:style-name="Text_20_body">OTTO: Graf?</text:p>
      <text:p text:style-name="Text_20_body">SCARLETT: Gräfin? [denkt nach] Das bedeutet, dass jeder vor mir einen Knicks machen muss – außer vielleicht Grace Kelly.</text:p>
      <text:p text:style-name="Text_20_body">OTTO: Niemand wird vor dir einen Knicks machen. Ich weigere mich, in der Aristokratie mitzumachen! Das sind alles Blutsauger, die die unterprivilegierten Massen ausbluten lassen...!</text:p>
      <text:p text:style-name="Text_20_body">MacNAMARA: Nicht die von Droste-Schattenburgs. Die bluten selber.</text:p>
      <text:p text:style-name="Text_20_body">MacNAMARA: [nimmt den Hörer ab, ins Telefon] Ingeborg, hol den Manager der Abfüllung hierher sofort. Und sieh, ob du mir schnell einen Schildermaler besorgen kannst... [zu Scarlett] Zieh ihn im Waschraum weiter an. Und dann hat er einige Dokumente zu unterzeichnen, jetzt, wo er einen Namen hat.</text:p>
      <text:p text:style-name="Text_20_body">OTTO: Welche Dokumente?</text:p>
      <text:p text:style-name="Text_20_body">MacNAMARA: [nimmt Papiere vom Schreibtisch] Zuerst überschreibe ich dir meine Limousine und meinen Chauffeur...</text:p>
      <text:p text:style-name="Text_20_body">OTTO: Ich will nur mein Fahrrad zurück</text:p>
      <text:p text:style-name="Text_20_body"><text:soft-page-break/>SCARLETT: [zu Otto] Wer hat je von einer Gräfin auf einem Fahrrad gehört? Außerdem, wo sollen wir das Baby unterbringen?</text:p>
      <text:p text:style-name="Text_20_body">MacNAMARA: [überreicht Scarlett die Papiere] Und lass' ihn diese Bewerbungen ausfüllen.... Golfclub, Diner's Club, Buch-des-Monats-Club, Obst-des-Monats-Club...</text:p>
      <text:p text:style-name="Text_20_body">OTTO: Ich werde nichts unterschreiben, ich werde nichts mitmachen</text:p>
      <text:p text:style-name="Text_20_body">SCARLETT: [führt ihn zum Waschraum und nimmt die Kleidung mit] Aber, Liebling, das ist die amerikanische Lebensart.</text:p>
      <text:p text:style-name="Text_20_body">OTTO: [verächtlich] Der amerikanische Lebensstil: Arbeitslosigkeit, Diskriminierung, Gangstertum, Jugendkriminalität. Aber im Rahmen unseres neuen Zwanzigjahresplans werden wir euch einholen!</text:p>
      <text:p text:style-name="Text_20_body">MacNAMARA: Viel Glück</text:p>
      <text:h text:style-name="Heading_20_1" text:outline-level="1">Büro 15: Journalist</text:h>
      <text:p text:style-name="Text_20_body">KRAUSE: [kommt atemlos herein] Sie haben nach mir geschickt, Sir?</text:p>
      <text:p text:style-name="Text_20_body">MacNAMARA: [legt kumpelhaft den Arm auf Krauses Schulter] Krause, als Leiter der Abfüllanlage, haben Sie sich of beschwert, dass Sie weitere Hilfe brauchen.</text:p>
      <text:p text:style-name="Text_20_body">KRAUSE: Ja, Sir. Wir sind unten sehr beschäftigt...</text:p>
      <text:p text:style-name="Text_20_body">MacNAMARA: Na, Kopf hoch. Sie bekommen einen Assistenten!</text:p>
      <text:p text:style-name="Text_20_body">KRAUSE: [freudig] Wen?</text:p>
      <text:p text:style-name="Text_20_body">MacNAMARA: Sie selbst.</text:p>
      <text:p text:style-name="Text_20_body">KRAUSE: Mich?</text:p>
      <text:p text:style-name="Text_20_body">MacNAMARA: Das stimmt. Der neue Leiter der Abfüllung ist Otto von Droste~Schattenburg.</text:p>
      <text:p text:style-name="Text_20_body">KRAUSE: Ich lehne ab.</text:p>
      <text:p text:style-name="Text_20_body">MacNAMARA: Ihre Position mag niedriger sein, aber Ihr Gehalt wird höher sein.</text:p>
      <text:p text:style-name="Text_20_body">KRAUSE: Ich akzeptiere.</text:p>
      <text:p text:style-name="Text_20_body">MacNAMARA: Also gut. Ihr neuer Chef ist da im Waschraum. Sie haben fünfzehn Minuten, um diesem Kerl alles Wissenswerte über die Abfüllung beizubringen</text:p>
      <text:p text:style-name="Text_20_body">KRAUSE: Ich kann Ihnen nicht genug danken!</text:p>
      <text:p text:style-name="Text_20_body">MacNAMARA: Raus! </text:p>
      <text:p text:style-name="Text_20_body">[Krause ab in den Waschraum gestikuliert zu Otto, der schon weiter angezogen ist und die Dokumente unterschreibt. Der Journalist erscheint in der Tür zum Büro]</text:p>
      <text:p text:style-name="Text_20_body">JOURNALIST: Herr MacNamara, ich möchte Ihnen nicht die Zeit stehlen. Also, wenn ich einfach mit Miss Hazeltine sprechen könnte...</text:p>
      <text:p text:style-name="Text_20_body">MacNAMARA: Worüber?</text:p>
      <text:p text:style-name="Text_20_body">JOURNALIST: Über ihre Ehe mit diesem Kommunisten in Ost-Berlin, ich hätte gern eine Erklärung, bevor wir die Geschichte drucken.</text:p>
      <text:p text:style-name="Text_20_body">MacNAMARA: Es gibt keine Geschichte – und es gibt keinen Kommunisten.</text:p>
      <text:p text:style-name="Text_20_body">JOURNALIST: Aber wir wissen, dass sie geheiratet hat...</text:p>
      <text:p text:style-name="Text_20_body">MacNAMARA: Gewiss, sie hat geheiratet... und zwar Graf Otto von Droste-Schattenburg.</text:p>
      <text:p text:style-name="Text_20_body">JOURNALIST: Wen?</text:p>
      <text:p text:style-name="Text_20_body">MacNAMARA: Otto der Bluter. Geht auf den zweiten Kreuzzug zurück, türkische Kavallerie... hier ist das Familienschloss... [Er nimmt das Foto des Schlosses und des Wappens vom Schreibtisch, zeigt sie dem Journalisten. Ein Maler, in Overall erscheint mit mehreren kleinen Eimern Farbe in der Tür.]</text:p>
      <text:p text:style-name="Text_20_body">MALER: Maler.</text:p>
      <text:p text:style-name="Text_20_body">MacNAMARA: [zum Maler] Oh... können Sie dieses Wappen auf die Tür meiner Limousine malen?</text:p>
      <text:p text:style-name="Text_20_body">MALER: Schon</text:p>
      <text:p text:style-name="Text_20_body">MacNAMARA: Wie lange wird es dauern... [Maler denkt nach] ... das ist zu lange. Kommen Sie <text:soft-page-break/>mit, ich zeige Ihnen, wie ich das haben möchte. </text:p>
      <text:p text:style-name="Text_20_body">[läuft raus, der Maler hinterher. Die Zuschauer springen wieder auf]</text:p>
      <text:p text:style-name="Text_20_body">MacNAMARA: Sitzen machen.</text:p>
      <text:p text:style-name="Text_20_body">[Der Journalist geht im Büro umher, schaut vorsichtig in den Unterlagen auf dem Schreibtisch. Dann kommt Scarlett vom Waschraum zu MacNamaras Schreibtisch mit den unterschriebenen Anträgen in der Hand um sie dort abzulegen]</text:p>
      <text:p text:style-name="Text_20_body">JOURNALIST: Fräulein Hazeltine?</text:p>
      <text:p text:style-name="Text_20_body">SCARLETT: Ja?</text:p>
      <text:p text:style-name="Text_20_body">JOURNALIST: Wie buchstabieren Sie den Namen Ihres Mannes?</text:p>
      <text:p text:style-name="Text_20_body">SCARLETT: Piffl, P-I-F-F-L</text:p>
      <text:p text:style-name="Text_20_body">JOURNALIST: Piffl? Ich dachte, es wäre von Droste-Schattenburg...?</text:p>
      <text:p text:style-name="Text_20_body">SCARLETT: Ach, das. Man darf nicht alles glauben, was Mr. MacNamara sagt Ihnen. Er hat das alles nur gemacht damit Papa nicht herausfindet, dass Otto ein Roter ist.</text:p>
      <text:p text:style-name="Text_20_body">[Der Journalist beginnt fleißig auf seinem Block zu kritzeln. MacNamara kommt wieder durch den Zuschauerraum, die Zuschauer stehen auf]</text:p>
      <text:p text:style-name="Text_20_body">SCARLETT: <text:s/>Am Anfang mochte ich Mr. MacNamara nicht... aber er ist einfach wunderbar.</text:p>
      <text:p text:style-name="Text_20_body">MacNAMARA: Sitzen machen! [geht weiter zum Büro]</text:p>
      <text:p text:style-name="Text_20_body">SCARLETT: Oh.. da kommt er.</text:p>
      <text:p text:style-name="Text_20_body">MacNAMARA: [erscheint in der Tür und schaut böse zu den beiden]</text:p>
      <text:p text:style-name="Text_20_body">SCARLETT: [etwas verängstigt] Habe ich etwas Falsches gesagt?</text:p>
      <text:p text:style-name="Text_20_body">MacNAMARA: [nimmt ihr die Papiere aus der Hand] Kümmer dich wieder um Otto, ja? [Scarlett ab]</text:p>
      <text:p text:style-name="Text_20_body">JOURNALIST: [überheblich] Sie sagten, es gäbe keine Geschichte... aber sie wird immer besser.</text:p>
      <text:p text:style-name="Text_20_body">MacNAMARA: Wie sehr möchten Sie die ganze Sache vergessen? .</text:p>
      <text:p text:style-name="Text_20_body">JOURNALIST: Sie glauben, Sie können einen deutschen Journalisten kaufen?</text:p>
      <text:p text:style-name="Text_20_body">MacNAMARA: Ich habe es noch nie versucht,</text:p>
      <text:p text:style-name="Text_20_body">JOURNALIST: Vielleicht sind Ihre Journalisten in Amerika zu Kaufen, aber hier in Deutschland...</text:p>
      <text:p text:style-name="Text_20_body">SCHLEMMER: [kommt plötzlich herein mit einem juristischen Dokument in der Hand] Die Adoptionspapiere... alle unterschrieben und notariell beglaubigt [hält abrupt inne, als er den Journalisten sieht, schlägt mit seinen Hacken und salutiert] Herr Oberleutnant!</text:p>
      <text:p text:style-name="Text_20_body">[Der Journalist versucht, Schlemmer ein Zeichen zu geben]</text:p>
      <text:p text:style-name="Text_20_body">MacNAMARA: Kennt ihr euch?</text:p>
      <text:p text:style-name="Text_20_body">SCHLEMMER: Er war mein kommandierender Offizier.</text:p>
      <text:p text:style-name="Text_20_body">MacNAMARA: In der U-Bahn?</text:p>
      <text:p text:style-name="Text_20_body">SCHLEMMER: Nein, danach... als ich eingezogen wurde.</text:p>
      <text:p text:style-name="Text_20_body">MacNAMARA: Aha. Gestapo!</text:p>
      <text:p text:style-name="Text_20_body">SCHLEMMER: Nein, nein... SS</text:p>
      <text:p text:style-name="Text_20_body"><text:soft-page-break/>JOURNALIST: [bellt Schlemmer an] Halten Sie doch den Mund, Sie Idiot!</text:p>
      <text:p text:style-name="Text_20_body">MacNAMARA : [grinst] Nun, Herr Oberleutnant, was kann ich sonst noch für Sie tun?</text:p>
      <text:p text:style-name="Text_20_body">JOURNALIST: Nein, danke. Ich kenne alle Fakten. Union von zwei international renommierten Familien... die Hazeltines und die von Droste-Schattenburgs. Das gesellschaftliche Ereignis des Jahres! Es wird in der Nachmittagszeitung stehen.</text:p>
      <text:p text:style-name="Text_20_body">MacNAMARA: Das ist gut so.</text:p>
      <text:p text:style-name="Text_20_body">JOURNALIST: Auf Wiedersehen [geht ab]</text:p>
      <text:p text:style-name="Text_20_body">MacNAMARA: Sieg Heil! [dreht sich zu Schlemmer] Und Sie, Schlemmer, sind wieder in der SS... das bedeutet Smaller Salary.</text:p>
      <text:p text:style-name="Text_20_body">SCHLEMMER: Sir, lassen Sie mich das erklären... ich war nur ein Konditor in der Offiziersmesse.</text:p>
      <text:p text:style-name="Text_20_body">[MacNamara schaut ihn zweifelnd an]</text:p>
      <text:p text:style-name="Text_20_body">SCHLEMMER: [hebt den Finger] Ich war ein sehr schlechter Konditor...</text:p>
      <text:h text:style-name="Heading_20_1" text:outline-level="1">Büro 16: Peripetchikoff</text:h>
      <text:p text:style-name="Text_20_body">[Otto kommt vom Waschraum. Er ist jetzt komplett angezogen... Krawatte, weiße Weste, schwarzer Mantel... aber immer noch ohne Hose]</text:p>
      <text:p text:style-name="Text_20_body">OTTO: [überraschend süß] Sie wollen mich wirklich zum Chef der Abfüllung machen?</text:p>
      <text:p text:style-name="Text_20_body">MacNAMARA: Das ist ein Muss. Damit dein Schwiegervater nicht denkt, du bist nur ein Hochstapler, der auf Kosten seiner Gattin lebt.</text:p>
      <text:p text:style-name="Text_20_body">OTTO: Mir wird dieser Job gefallen.</text:p>
      <text:p text:style-name="Text_20_body">MacNAMARA: Es ist an der Zeit, dass Du anfängst, mitzuarbeiten.</text:p>
      <text:p text:style-name="Text_20_body">OTTO: Wissen Sie, was das Erste ist, was ich tun werde? [zeigt wieder sein wahnsinniges Grinsen] Ich werde die Arbeiter zu einer Revolte führen!</text:p>
      <text:p text:style-name="Text_20_body">MacNAMARA: Zieh deine Hose an, Spartacus!</text:p>
      <text:p text:style-name="Text_20_body">[Peripetchikoff kommt durch den Zuschauerraum, einen Verband am Kopf, den Arm in einer Schlinge, geht auf das Büro zu. Darin fuchtelt ein erregter Otto mit dem Zeigestab auf der Weltkarte herum]</text:p>
      <text:p text:style-name="Text_20_body">OTTO: Softdrink-Sklaven der Welt, steht auf! Zerschmettert die Flaschen und gießt den Sirup in die Abwasserkanäle!</text:p>
      <text:p text:style-name="Text_20_body">PERIPETCHIKOFF: [erscheint in der Tür] Erinnern Sie sich an mich?</text:p>
      <text:p text:style-name="Text_20_body">MacNAMARA: Kommissar Peripetschikow. So eine Überraschung!</text:p>
      <text:p text:style-name="Text_20_body">PERIPETCHIKOFF: Ich hoffe, nicht zu freudig...</text:p>
      <text:p text:style-name="Text_20_body">OTTO: [begeistert] Sie sind ein russischer Kommissar?</text:p>
      <text:p text:style-name="Text_20_body">PERIPETCHIKOFF: [ignoriert Otto und geht zu MacNamara] Zum letzten Mal haben Sie mich <text:s/>an der Nase herum geführt.</text:p>
      <text:p text:style-name="Text_20_body">OTTO: [zu Peripetchikoff] Er hat mich auch getäuscht. Hören Sie, Kommissar, Sie müssen mir und meiner Frau helfen, in die sowjetische Zone zu kommen</text:p>
      <text:p text:style-name="Text_20_body">PERIPETCHIKOFF: Da mag es ein kleines Problem geben...</text:p>
      <text:p text:style-name="Text_20_body">MacNAMARA: [zu Otto] Ja. Alle kommen hierher... fünfzehnhundert Menschen pro Tag. Wie wollt ihr euch durch den ganzen Verkehr kämpfen?</text:p>
      <text:p text:style-name="Text_20_body">OTTO: [zu Peripetschikow] Ich bin Parteimitglied! [nimmt Parteibuch aus der Innentasche des Mantels] bis Dezember bezahlt. Sie brauchen mich dort. Ich bin Raketenwissenschaftler,</text:p>
      <text:p text:style-name="Text_20_body">PERIPETCHIKOFF: [bekommt große Augen] Ah, das ist ein Bereich, in dem wir Amerika voraus sind. In Cape Canaveral, wenn eine Rakete falsch fliegt, drücken sie einen speziellen Knopf und POW! sie explodiert. Aber in Russland haben wir zwei Knöpfe...</text:p>
      <text:p text:style-name="Text_20_body">OTTO: Zwei Knöpfe?</text:p>
      <text:p text:style-name="Text_20_body">PERIPETCHIKOFF: Einer, um die Rakete zu sprengen und einen anderen, um den Raketenwissenschaftler in die Luft zu jagen.</text:p>
      <text:p text:style-name="Text_20_body">OTTO: Was für ein Kommissar sind Sie?</text:p>
      <text:p text:style-name="Text_20_body">PERIPETCHIKOFF: Ein ehemaliger Kommissar.</text:p>
      <text:p text:style-name="Text_20_body">MacNAMARA: Sie sind übergelaufen?</text:p>
      <text:p text:style-name="Text_20_body"><text:soft-page-break/>PERIPETCHIKOFF: Ist ein altes russisches Sprichwort: Geh nach Westen, junger Mann.</text:p>
      <text:p text:style-name="Text_20_body">MacNAMARA: Was ist mit ihren Kumpels Mishkin und Borodenko passiert?</text:p>
      <text:p text:style-name="Text_20_body">PERIPETCHIKOFF: Im Krankenwagen unterwegs vom Brandenburger Tor habe ich Borodenkos Geheimdienstmarke geklaut und ließ sie beide verhaften.</text:p>
      <text:p text:style-name="Text_20_body">OTTO: [betäubt] Sie haben Ihre eigenen Kameraden verraten?</text:p>
      <text:p text:style-name="Text_20_body">PERIPETCHIKOFF: Wenn ich es ihnen nicht antue, tun sie es mir an.</text:p>
      <text:p text:style-name="Text_20_body">MacNAMARA: Ist ein altes russisches Sprichwort.</text:p>
      <text:p text:style-name="Text_20_body">OTTO: [zu Peripetchikoff, zeigt auf MacNamara] Sie sind schlimmer als er.</text:p>
      <text:p text:style-name="Text_20_body">PERIPETCHIKOFF: Hören Sie, mein junger Freund, aber was denken Sie hat Chruschtschow Malenkow angetan? Was glaubst Du hat Stalin wohl mit Trotzki gemacht?</text:p>
      <text:p text:style-name="Text_20_body">OTTO: Sind alle Menschen auf dieser Welt korrupt?</text:p>
      <text:p text:style-name="Text_20_body">PERIPETCHIKOFF: [achselzuckend] Ich kenne nicht alle.</text:p>
      <text:p text:style-name="Text_20_body">OTTO: [bitter] Vielleicht sollten wir die ganze Menschheit auslöschen und nochmal von vorne anfangen.</text:p>
      <text:p text:style-name="Text_20_body">MacNAMARA: Schau mal, Junge... eine Welt, die das Taj Mahal, William Shakespeare und gestreifte Zahnpasta hervorbringt, kann nicht ganz schlecht sein.</text:p>
      <text:p text:style-name="Text_20_body">SCHNEIDER: [kommt mit Ottos Hose hereingeeilt] Sie können die Hose gerne anprobieren.</text:p>
      <text:p text:style-name="Text_20_body">MacNAMARA: [zum Schneider, zeigt auf Otto] Nimm ihn mit.</text:p>
      <text:p text:style-name="Text_20_body">OTTO: [als er verwirrt mit dem Schneider abgeht] Von nun an kämpfe ich allein. Es ist Piffl gegen alles und jeden!</text:p>
      <text:p text:style-name="Text_20_body">MacNAMARA: [zu Peripetchikoff] Sehen Sie, womit ich es zu tun habe? Er kann sich nicht einmal an seinen eigenen Namen erinnern.</text:p>
      <text:p text:style-name="Text_20_body">PERIPETCHIKOFF: Um auf mich zurückzukommen...</text:p>
      <text:p text:style-name="Text_20_body">MacNAMARA: Was wollen Sie... Geld?</text:p>
      <text:p text:style-name="Text_20_body">PERIPETCHIKOFF: Sicherlich nicht. Ich werde jetzt ein reicher Mann sein. Erinnern Sie sich an die zwanzig Wagenladungen Schweizer Käse?</text:p>
      <text:p text:style-name="Text_20_body">MacNAMARA: Was ist mit ihnen?</text:p>
      <text:p text:style-name="Text_20_body">PERIPETCHIKOFF: Ich habe ein großartiges Schema. Ich werde sie eintauschen für zwanzig Wagenladungen Sauerkraut. Dann wird das Sauerkraut versilbert und in den USA als Christbaumschmuck verkauft.</text:p>
      <text:p text:style-name="Text_20_body">MacNAMARA: Sie sind ein Genie...!</text:p>
      <text:p text:style-name="Text_20_body">PERIPETCHIKOFF: Aber dafür brauche ich eine zweisprachige Sekretärin: Und Sie haben mir die blonde Dame versprochen...</text:p>
      <text:p text:style-name="Text_20_body">MacNAMARA: Da sind Sie zur rechten Zeit gekommen, denn ich ziehe um nach London! Das Einzige ist... Ich weiß nicht, wie ich ihr die Neuigkeiten beibringen soll [ruft aus der Tür] Ingeborg [zu Peripetschikow] Es wird nicht einfach... sie ist verrückt nach mir.</text:p>
      <text:p text:style-name="Text_20_body">INGEBORG: [kommt herein, mit Bleistift und Block] Ja, Mr. MacNamara?</text:p>
      <text:p text:style-name="Text_20_body">MacNAMARA: Kleinanzeige, die in allen Zeitungen erscheinen soll. Internationaler Geschäftsmann, übergewichtig, aber süß, braucht leitende Sekretärin. Zu den Nebenleistungen <text:soft-page-break/>gehören: ausgedehnte Reisen, großzügige Garderobenzulage, liberaler Rentenplan...</text:p>
      <text:p text:style-name="Text_20_body">INGEBORG: [streicht das geschriebene durch] Ich nehme den Job!</text:p>
      <text:p text:style-name="Text_20_body">PERIPETCHIKOFF: [Lacht begeistert] Sie haben ihn! [er beginnt, Ingeborg hinauszuführen]</text:p>
      <text:p text:style-name="Text_20_body">MacNAMARA: Aloha, und viel Glück [zu Ingeborg] und was ist mit dem Anruf in Tempelhof?</text:p>
      <text:p text:style-name="Text_20_body">INGELBORG: Oh. Das Flugzeug wird zehn Minuten früher da sein.</text:p>
      <text:p text:style-name="Text_20_body">[Sie winkt ihm zu und geht mit Peripetchikoff ab]</text:p>
      <text:p text:style-name="Text_20_body">MacNAMARA: Zehn Minuten zu früh? Führt man so eine Fluggesellschaft? Flugzeuge sollen zu spät kommen, nicht zu früh!</text:p>
      <text:h text:style-name="P13" text:outline-level="1">Straße 4: Fahrt zum Flughafen</text:h>
      <text:p text:style-name="Text_20_body">[Scarlett kommt weinend aus dem Vorzimmer hereingestürzt.]</text:p>
      <text:p text:style-name="Text_20_body">SCARLETT: Ich will ihn nie wiedersehen... ich will ihn nie wiedersehen – ich möchte die Scheidung!</text:p>
      <text:p text:style-name="Text_20_body">MacNAMARA: [taumeln] Was ist denn jetzt los?</text:p>
      <text:p text:style-name="Text_20_body">SCARLETT: [sinkt schluchzend aufs Sofa] Er will das Baby nicht. Er sagt, niemand sollte Kinder in eine Welt wie diese bringen!</text:p>
      <text:p text:style-name="Text_20_body">MacNAMARA: Dieser elende Punk! Warum ist ihm das nicht vorher eingefallen? Nicht jetzt, nach allem, was ich durchgemacht habe [mörderisch] Wo ist er?</text:p>
      <text:p text:style-name="Text_20_body">OTTO: [kommt hereingestürzt, verfolgt vom Schneider, noch immer die Hose umklammernd] Es tut mir leid, Liebling. Das habe ich nicht so gemeint. [fällt auf die Knie] Natürlich werden wir das Baby bekommen. Ich liebe dich!</text:p>
      <text:p text:style-name="Text_20_body">SCARLETT: [hämmert auf ihn ein] Erschrick mich nie wieder so</text:p>
      <text:p text:style-name="Text_20_body">OTTO: Vielleicht können unsere Kinder doch einen besseren Ort zum Leben schaffen. Eine Welt, in der alle Menschen gleich geschaffen sind, und wo es Freiheit und Gerechtigkeit für alle gibt.</text:p>
      <text:p text:style-name="Text_20_body">MacNAMARA: Herzlichen Glückwunsch! Du hast gerade Thomas Jefferson, Abraham Lincoln und den amerikanischen Fahneneid zitiert.</text:p>
      <text:p text:style-name="Text_20_body">OTTO: Ich... was?</text:p>
      <text:p text:style-name="Text_20_body">MacNAMARA: [schaut auf die Uhr] Komm, lass uns gehen. </text:p>
      <text:p text:style-name="Text_20_body">[Der Schneider gibt Otto die Hose. MacNamara eilt, um seinen Mantel zu holen, Hut und Regenschirm, während Scarlett ihre Bolerojacke aus dem Trümmerhaufen auf der Couch fischt. Als Otto anfängt, in die Hose zu steigen, hört man ein lautes Reißen... die Naht ist aufgerissen.]</text:p>
      <text:p text:style-name="Text_20_body">SCHNEIDER: Ich repariere es im anderen Zimmer...</text:p>
      <text:p text:style-name="Text_20_body">MacNAMARA: Wir haben keine Zeit. Komm mit. </text:p>
      <text:p text:style-name="Text_20_body">[Er fegt Scarlett und Otto aus dem Büro. Der Schneider rennt hinterher mit den zerrissenen Hosen. Sie kommen im Zuschauerraum an, die Zuschauer stehen stramm]</text:p>
      <text:p text:style-name="Text_20_body">MacNAMARA: Schlemmer!</text:p>
      <text:p text:style-name="Text_20_body">SCARLETT: [zu den Zuschauern] Sitzen machen! [Zuschauer setzen sich]</text:p>
      <text:p text:style-name="Text_20_body">[Schlemmer kommt aus seinem Büro, setzt seinen Hut auf und rennt hinterher. Ein Mann mit einem Strauß Chrysanthemen und den beiden Boutoanièren trifft auf die Gruppe]</text:p>
      <text:p text:style-name="Text_20_body">BLUMENMANN: Blumen.</text:p>
      <text:p text:style-name="Text_20_body">MacNAMARA: [MacNamara schnappt sich die Blumen und drückt sie Otto in die Hände] Hier, die sind für deine Schwiegermutter.</text:p>
      <text:p text:style-name="Text_20_body">[sie laufen um die Zuschauer. Auf der Bühne baut Fritz den Schreibtisch zum Auto um, der Maler kniet an der Autotür und malt, die Gruppe kommt beim Auto an. Fritz rutscht auf den Fahrersitz. Scarlett zieht Otto nach hinten und sie steigen hinten ein.</text:p>
      <text:p text:style-name="Text_20_body">MacNAMARA: [zum Maler] Sie malen von innen weiter [Maler steht auf und geht etwas zur Seite. Zum Schneider] Sie... vorneweg [der Schneider steigt vorne ein, daneben der Maler. Schlemmer will hinten einsteigen, da kommt ein Mann mit Hutschachteln auf die Bühne]</text:p>
      <text:p text:style-name="Text_20_body"><text:soft-page-break/>HUTMACHER: Hüte! </text:p>
      <text:p text:style-name="Text_20_body">[MacNamara schnappt sich die Hutschachteln, gibt sie an Schlemmer weiter und steigt ein, Schlemmer hinterher]</text:p>
      <text:p text:style-name="Text_20_body">MacNAMARA: Fritz! Zum Flughafen! Eins, zwei, drei!</text:p>
      <text:p text:style-name="Text_20_body">[Schlemmer hat kaum Zeit, die Hutschachteln und sich selbst hineinzuquetschen. Der Schneider näht an der gestreiften Hose, und der Maler lehnt halb aus dem Fenster, malt weiter am Wappen. MacNamara versucht, seinen Regenschirm aus dem Getümmel zu befreien.]</text:p>
      <text:p text:style-name="Text_20_body">OTTO: [fast erstochen] Pass auf den Regenschirm auf!</text:p>
      <text:p text:style-name="Text_20_body">SCARLETT: [setzt Otto den Hut auf] Probier den hier aus, Liebling.</text:p>
      <text:p text:style-name="Text_20_body">MacNAMARA: [zu Otto] Hier, Du brauchst einige Sachen in deinen Taschen [gibt ihm Sachen] Geld, Zigarettenetui, Feuerzeug, Bild des Schlosses.</text:p>
      <text:p text:style-name="Text_20_body">SCARLETT: [Otto musternd] Nein, das gefällt mir nicht. [Sie nimmt ihm den Hut vom Kopf und probiert einen anderen]</text:p>
      <text:p text:style-name="Text_20_body">MacNAMARA: Am besten nimmst du auch meine Armbanduhr mit. [Er nimmt die Uhr ab und beginnt, sie Otto um das Handgelenk zu legen]</text:p>
      <text:p text:style-name="Text_20_body">SCHLEMMER: Das ist mein Handgelenk.</text:p>
      <text:p text:style-name="Text_20_body">MacNAMARA: Oh. [Er korrigiert seinen Fehler]</text:p>
      <text:p text:style-name="Text_20_body">SCARLETT: [mustert Ottos neuen Hut] Weißt du, Liebling, ich glaube nicht, dass du einen Hut tragen solltest.</text:p>
      <text:p text:style-name="Text_20_body">OTTO: Ich war auch nicht dazu bestimmt, Graf zu werden. Es ist lächerlich... wer wird das glauben?</text:p>
      <text:p text:style-name="Text_20_body">MacNAMARA: Beruhige dich. Die einzigen Adligen, die wir kennen, sind King Kong, Duke Ellington und Earl Grey...</text:p>
      <text:p text:style-name="Text_20_body">[Als Scarlett den dritten Hut an Otto probiert, wirft Schlemmer die leeren Hutschachteln aus dem offenen Autofenster. MacNamara zählt etwas zusammen auf einem Blatt Papier, der Schneider, der wie verrückt näht, sticht versehentlich den Maler in den Hintern]</text:p>
      <text:p text:style-name="Text_20_body">SCHNEIDER: Oh. Entschuldigung.</text:p>
      <text:p text:style-name="Text_20_body">[Scarlett setzt Otto einen grauen Topper auf]</text:p>
      <text:p text:style-name="Text_20_body">OTTO: Bitte, Liebchen, nicht das. Alles, aber nicht das.</text:p>
      <text:p text:style-name="Text_20_body">SCARLETT: In Ordnung. [wirft den Hut aus dem Fenster, zu Schlemmer] Schauen Sie, ob wir einen schwarzen Bowler haben.</text:p>
      <text:p text:style-name="Text_20_body">SCHLEMMER: [durchsucht Hutschachteln] Bowler... Bowler... Bowler...</text:p>
      <text:p text:style-name="Text_20_body">MacNAMARA: [reicht das Blatt Papier an Otto] Hier ist eine Liste dessen, was Du mir schuldest.</text:p>
      <text:p text:style-name="Text_20_body">OTTO: Ihnen schulde?</text:p>
      <text:p text:style-name="Text_20_body">MacNAMARA: Alles aufgeschlüsselt. Mercedes Limousine, 20.000 Mark. Adoptionskosten 4500 Mark. Anzüge, Kurzwaren, Schuhe usw. usw., 12.800 Mark. Gepäck, Blumen, Sieben-Gänge-Menü, 925 Mark. Haarschnitt und Maniküre, 14 Mark. Trinkgeld, 6 Mark [ein Blick von Otto] Ich gebe gerne Trinkgeld... Armbanduhr, Zigarettenetui, Feuerzeug... mit Benzin 2300 Mark. Kleingeld 475 Mark. Insgesamt 41.020 Mark... oder 10.255 Dollar.</text:p>
      <text:p text:style-name="Text_20_body">OTTO: Du meinst, ich bin seit drei Stunden Kapitalist und habe bereits über zehntausend Dollar <text:soft-page-break/>Schulden?</text:p>
      <text:p text:style-name="Text_20_body">MacNAMARA: Das ist es, was unser System am Leben hält. Jeder ist jedem etwas schuldig.</text:p>
      <text:p text:style-name="Text_20_body">[Inzwischen hat Schlemmer den schwarzen Bowler für Scarlett aufgespürt, die ihn Otto auf den Kopf pflanzt]</text:p>
      <text:p text:style-name="Text_20_body">SCARLETT: Der ist es. [nimmt den Spiegel aus der Tasche und hält ihn hoch] Findest Du nicht, dass er vornehm aussieht?</text:p>
      <text:p text:style-name="Text_20_body">OTTO: [mustert sich selbst] Nicht schlecht.</text:p>
      <text:p text:style-name="Text_20_body">MacNAMARA: [wirft einen Blick auf die Uhr an Ottos Handgelenk] Elf Uhr sechsundvierzig. Schneller, Fritz!</text:p>
      <text:p text:style-name="Text_20_body">SCARLETT: [zu Otto] Bevor du nun Daddy triffst, möchte ich dich warnen. Es gibt bestimmte Dinge, die ihn sehr aufwühlen. Eins davon ist der Bürgerkrieg...</text:p>
      <text:p text:style-name="Text_20_body">OTTO: [noch nie davon gehört] Bürgerkrieg?</text:p>
      <text:p text:style-name="Text_20_body">MacNAMARA: Wenn das Thema zur Sprache kommt, sagst Du einfach, es war unentschieden.</text:p>
      <text:p text:style-name="Text_20_body">SCARLETT: Ein anderes ist Coca-Cola...</text:p>
      <text:p text:style-name="Text_20_body">MacNAMARA: Sag ihm, wir müssen über das Sixpack hinausblicken. Warum kein Niner-Pack? Oder ein Zwölfer-Pack?</text:p>
      <text:p text:style-name="Text_20_body">SCARLETT: Dann gibt es Golf...</text:p>
      <text:p text:style-name="Text_20_body">MacNAMARA: Die Familie, die zusammen spielt, bleibt zusammen.</text:p>
      <text:p text:style-name="Text_20_body">SCARLETT: Und die Weltlage...</text:p>
      <text:p text:style-name="Text_20_body">MacNAMARA: Es ist ernst, aber nicht hoffnungslos.</text:p>
      <text:p text:style-name="Text_20_body">SCARLETT: Und Vivisektion...</text:p>
      <text:p text:style-name="Text_20_body">MacNAMARA: So etwas sollte noch icht einmal einem Hund passieren.</text:p>
      <text:p text:style-name="Text_20_body">[Otto blickt verwirrt von einem zum anderen wie ein Zuschauer bei einem Tennismatch,</text:p>
      <text:p text:style-name="Text_20_body">SCARLETT: Und Rotchina, und Einkommensteuern, und Tennessee Williams...</text:p>
      <text:p text:style-name="Text_20_body">OTTO: [wirft die Hände hoch] Warte! Halt das Auto an! Es ist zwecklos. Ich kann mir das nicht alles merken.</text:p>
      <text:p text:style-name="Text_20_body">SCARLETT: Liebling, du darfst jetzt nicht aufgeben.</text:p>
      <text:p text:style-name="Text_20_body">[MacNamara hat die beiden Nelken aus dem Strauß genommen, eine in Ottos Knopfloch, eine in sein eigenes gesteckt]</text:p>
      <text:p text:style-name="Text_20_body">MacNAMARA: Na ja, vielleicht haben wir Glück. Vielleicht jemand hat das Flugzeug entführt.</text:p>
      <text:p text:style-name="Text_20_body">FRITZ: Wir sind da [das Auto kommt sichtbar zum Stehen, die Gruppe steigt aus, bis auf den Schneider, der weiter näht und Fritz. Der Maler malt von Außen weiter]</text:p>
      <text:p text:style-name="Text_20_body">MALER: So fertig [zeigt MacNamara das Wappen, der nickt. Maler ab]</text:p>
      <text:p text:style-name="Text_20_body">SCHNEIDER: So fertig [steigt aus und reicht die Hose zu MacNamara. Schneider ab]</text:p>
      <text:p text:style-name="Text_20_body">[Fritz setzt das Auto zurück. Die Gruppe trifft sich vor dem Auto]</text:p>
      <text:p text:style-name="Text_20_body">MacNAMARA: [gibt Otto die Hose] Wenn du sie noch einmal zerreißt, reiße ich dich in Stücke.</text:p>
      <text:p text:style-name="Text_20_body">[Otto beginnt die Hose anzuziehen]</text:p>
      <text:h text:style-name="Heading_20_1" text:outline-level="1">Flughafen 2: Hazeltines</text:h>
      <text:p text:style-name="Text_20_body">[Durch die Eingangstür des Theaters kommen die Hazeltines mit ihrem Gepäck]</text:p>
      <text:p text:style-name="Text_20_body">HAZELTINE: Now,. Melanie... you let me handle this young man. It'll take me just thirty seconds to find out if he's one of those fortune-hunters or some kind of crackpot.</text:p>
      <text:p text:style-name="Text_20_body">MRS. HAZELTINE: Oh dear. I hope not.</text:p>
      <text:p text:style-name="Text_20_body">HAZELTINE: You don't know these Europeans.</text:p>
      <text:p text:style-name="Text_20_body">MRS. HAZELTINE: My poor honeychile!</text:p>
      <text:p text:style-name="Text_20_body">HAZELTINE: [schaut herum] Where are they, anyway?</text:p>
      <text:p text:style-name="Text_20_body">SCARLETT: [entdeckt ihre Mutter und rennt los zu ihr] Mummy! [umarmt sie]</text:p>
      <text:p text:style-name="Text_20_body">MRS. HAZELTINE: Let me look at you.</text:p>
      <text:p text:style-name="Text_20_body">SCARLETT: Dad! [umarmt ihn]</text:p>
      <text:p text:style-name="Text_20_body">MR. HAZELTINE: All right... Now where is he?</text:p>
      <text:p text:style-name="Text_20_body">SCARLETT: Over. Here. [führt die beiden auf die Bühne. Otto schafft es gerade noch, die Hose zu schließen, bevor er sich umdreht]</text:p>
      <text:p text:style-name="Text_20_body">SCARLETT: I want you to meet my husband, Otto.</text:p>
      <text:p text:style-name="Text_20_body">MacNAMARA: The Count von Droste-Schattenburg.</text:p>
      <text:p text:style-name="Text_20_body">HAZELTINE: Count von What?</text:p>
      <text:p text:style-name="Text_20_body">SCARLETT: This is my mother...</text:p>
      <text:p text:style-name="Text_20_body">MRS. HAZELTINE: [ehrfürchtig] Your Highness. [sie macht einen Knicks]</text:p>
      <text:p text:style-name="Text_20_body">OTTO: [winkt gönnerhaft ab] Please... not in the immediate family. [überreicht ihr die Blumen, küsst ihre Hand] Gnädige Frau.</text:p>
      <text:p text:style-name="Text_20_body">HAZELTINE: [to MacNamara] Oh, one of those. A hand-kisser!</text:p>
      <text:p text:style-name="Text_20_body">SCARLETT: And this is my father.</text:p>
      <text:p text:style-name="Text_20_body">OTTO: Hello, Dad. How's your golf? I always say, the family that plays together. --</text:p>
      <text:p text:style-name="Text_20_body">HAZELTINE: Never mind that. There are a few questions I want to ask you --</text:p>
      <text:p text:style-name="Text_20_body">OTTO: Don't worry. If it's a boy, we'll name him after you.</text:p>
      <text:p text:style-name="Text_20_body">MacNAMARA: Wendell P. von Droste-Schattenburg.</text:p>
      <text:p text:style-name="Text_20_body">HAZELTINE: Von Droste What?</text:p>
      <text:p text:style-name="Text_20_body">SCARLETT: [to Mrs. Hazeltine] We'll have to be very careful when we change the baby's diapers. Otto comes from a long line of bleeders.</text:p>
      <text:p text:style-name="Text_20_body">MRS. HAZELTINE: [to Otto] Oh, isn't that nice. I always wanted Scarlett to be married to a long line of something.</text:p>
      <text:p text:style-name="Text_20_body">[Hazeltine nimmt MacNamara zu Seite und geht mit ihm auf das Podest vor der Bühne]</text:p>
      <text:p text:style-name="Text_20_body">HAZELTINE: Now tell me about this young man, MacNamara. Who is he... and what does he do besides slobber over women's hands?</text:p>
      <text:p text:style-name="Text_20_body">MacNAMARA: Don't let that title fool you, he works for a living.</text:p>
      <text:p text:style-name="Text_20_body"><text:soft-page-break/>HAZELTINE: Doing what?</text:p>
      <text:p text:style-name="Text_20_body">MacNAMARA: As a matter of fact, he's head of our bottling plant,</text:p>
      <text:p text:style-name="Text_20_body">HAZELTINE: He works for us?</text:p>
      <text:p text:style-name="Text_20_body">MacNAMARA: Best man I ever had... graduate engineer... it took a lot of finagling to get him away from our competitors.</text:p>
      <text:p text:style-name="Text_20_body">HAZELTINE: [erfreut] You don't say. [schaut hoch zu Otto]</text:p>
      <text:p text:style-name="Text_20_body">[Otto hat nun den Inhalt seiner Innentasche aus seinem Mantel genommen und zeigt ihn seiner Schwiegermutter]</text:p>
      <text:p text:style-name="Text_20_body">OTTO: This is a picture of the family castle. And this is my party membership... [hält inne] Oops... wrong party! [Er wirft das Parteibuch schnell weg]</text:p>
      <text:p text:style-name="Text_20_body">SCARLETT: [geht auf die rechte Seite des Wagens und zeigt die Tür] And here's the family crest.</text:p>
      <text:p text:style-name="Text_20_body">MRS. HAZELTINE: Oh, you'll have to put that on all your stationery and your silverware and your underwear...</text:p>
      <text:p text:style-name="Text_20_body">[Hazeltine und MacNamara kommen wieder auf die Bühne]</text:p>
      <text:p text:style-name="Text_20_body">HAZELTINE: [strahlt Otto an] Glad to have you on the team, son. I suppose you two met at the bottling plant.</text:p>
      <text:p text:style-name="Text_20_body">SCARLETT: Oh, no... we met at a parade. He was carrying a picture of Chruschtschow!</text:p>
      <text:p text:style-name="Text_20_body">HAZELTINE: Chruschtschow?</text:p>
      <text:p text:style-name="Text_20_body">OTTO: Yes... with a big slogan on it: Russki Go Home!</text:p>
      <text:p text:style-name="Text_20_body">MacNAMARA: They threw him in jail for it.</text:p>
      <text:p text:style-name="Text_20_body">MRS. HAZELTINE: [zu Otto] My poor boy!</text:p>
      <text:p text:style-name="Text_20_body">HAZELTINE: How is the situation here in Berlin?</text:p>
      <text:p text:style-name="Text_20_body">OTTO: It shouldn't happen to a dog [ein Stupser von MacNamara] I mean, it's a draw. [noch ein Stupser] Actually, the situation is hopeless... but not serious... [grinst dämlich]</text:p>
      <text:p text:style-name="Text_20_body">HAZELTINE: [rätselt] Hopeless but not... [strahlt MacNamara an] Say, the boy's got humor!</text:p>
      <text:p text:style-name="Text_20_body">MacNAMARA: What did I tell you?</text:p>
      <text:p text:style-name="Text_20_body">OTTO: [nimmt die Tickets und Pässe von Hazeltine] May I have those? [und im Duktus von MacNamara] Fritz, kümmern Sie sich ums Gepäck!</text:p>
      <text:p text:style-name="Text_20_body">FRITZ: [schlägt mit den Hacken] Jawohl! [Fritz mit den Tickets ab]</text:p>
      <text:p text:style-name="Text_20_body">OTTO: Weiter. Schlemmer, bringe sie diese zur Passkontrolle. Eins, zwei, drei!</text:p>
      <text:p text:style-name="Text_20_body">SCHLEMMER: [schlägt mit den Hacken] Jawohl! [geht mit den Pässen ab]</text:p>
      <text:p text:style-name="Text_20_body">OTTO: Weiter. Mom, Dad, I'm giving a little banquet tonight... un petit diner en famille</text:p>
      <text:p text:style-name="Text_20_body">MRS. HAZELTINE: He speaks French, too.</text:p>
      <text:p text:style-name="Text_20_body">SCARLETT: And Russian</text:p>
      <text:p text:style-name="Text_20_body">MacNAMARA: [schnell] White Russian, of course.</text:p>
      <text:p text:style-name="Text_20_body">OTTO: [legt seinen Arm um Hazeltines Schultern] There are a few ideas I'd like to kick around with you. We must look beyond the six-pack. Why not a niner-pack? Or a twelve-pack?</text:p>
      <text:p text:style-name="Text_20_body">[Erleichtert und erschöpft schlendert MacNamara wieder aufs Podest und entspannt sich]</text:p>
      <text:p text:style-name="Text_20_body"><text:soft-page-break/>HAZELTINE: [kommt kurz darauf zu ihm] Well, Mac, you came through a hundred percent.</text:p>
      <text:p text:style-name="Text_20_body">MacNAMARA: [bescheiden] I did what I could.</text:p>
      <text:p text:style-name="Text_20_body">HAZELTINE: Now I'm sure,I found the right man for the London job.</text:p>
      <text:p text:style-name="Text_20_body">MacNAMARA: Thank you, Mr. Hazeltine.</text:p>
      <text:p text:style-name="Text_20_body">HAZELTINE: It's just what we need... somebody who's a good organizer, has a lot of drive, knows</text:p>
      <text:p text:style-name="Text_20_body">the business, speaks several languages...</text:p>
      <text:p text:style-name="Text_20_body">MacNAMARA: Well, I studied every chance I had.</text:p>
      <text:p text:style-name="Text_20_body">HAZELTINE: Yes, sir... absolutely the ideal man for this position... and I'm not just saying this because he's my son-in-law.</text:p>
      <text:p text:style-name="Text_20_body">MacNAMARA: [irritiert] How's that?</text:p>
      <text:p text:style-name="Text_20_body">HAZELTINE: It's not going to hurt our prestige... Head of European operations: Otto von Droste-Schattenburg.</text:p>
      <text:p text:style-name="Text_20_body">MacNAMARA: [kapiert] Oh. That's how it is.</text:p>
      <text:p text:style-name="Text_20_body">HAZELTINE: As for you, Mac, you havn't been forgotten! You're going all the way to the top now. There's an opening in the home office in Atlanta. Vice-president in charge of procurement... and it's all yours.</text:p>
      <text:p text:style-name="Text_20_body">MacNAMARA: [trocken] Why are you so good to me?</text:p>
      <text:p text:style-name="Text_20_body">HAZELTINE: I know you must be dying to get back to Atlanta.</text:p>
      <text:p text:style-name="Text_20_body">MacNAMARA: Dying is right. So [zu Otto, wirft ihm den Regenschirm zu] Bitte, Graf. Den werde ich nicht mehr brauchen.</text:p>
      <text:p text:style-name="Text_20_body">OTTO: [völlig britisch] Danke, alter Junge.</text:p>
      <text:p text:style-name="Text_20_body">MacNAMARA: [zu Scarlett] Auf Wiedersehen, Gräfin.</text:p>
      <text:p text:style-name="Text_20_body">SCARLETT: [springt zu ihm und wirft die Arme um seinen Hals] Mr. MacNamara, ich verehre Sie einfach. Werden Sie uns schreiben?</text:p>
      <text:p text:style-name="Text_20_body">MacNAMARA: Besser als das. Ich schicke euch versilbertes Sauerkraut zu Weihnachten...</text:p>
      <text:p text:style-name="Text_20_body">[Fritz kommt rein mit den Koffern, schiebt das Auto vor und stellt die Koffer dahinter. Schlemmer kommt herein mit den Pässen, gibt Sie Mr. Hazeltine. Alle steigen ein. MacNamara setzt sich auf den Bühnenrand die Beine auf dem Podest, und starrt leer in den Zuschauerraum]</text:p>
      <text:h text:style-name="Heading_20_1" text:outline-level="1">Flughafen 3: Phyllis</text:h>
      <text:p text:style-name="Text_20_body">[die Theatertür öffnet sich und Phyllis kommt herein mit Koffer. Läuft teilnahmslos an MacNamara vorbei]</text:p>
      <text:p text:style-name="Text_20_body">MacNAMARA: Phyllis...</text:p>
      <text:p text:style-name="Text_20_body">PHYLLIS: [bleibt stehen und dreht sich um zu ihm] Mac!</text:p>
      <text:p text:style-name="Text_20_body">MacNAMARA: It's very nice of you to come down here to see me off.</text:p>
      <text:p text:style-name="Text_20_body">PHYLLIS: Where are you going?</text:p>
      <text:p text:style-name="Text_20_body">MacNAMARA: Back to the States.</text:p>
      <text:p text:style-name="Text_20_body">PHYLLIS: Funny. That's where we're going, the kids are waiting at the gate already.</text:p>
      <text:p text:style-name="Text_20_body">MacNAMARA: I thought I'd take a flight to New York, from there I can hop a freedom bus to Atlanta.</text:p>
      <text:p text:style-name="Text_20_body">PHYLLIS: Atlanta? [kommt zu MacNamara und setzt sich neben ihn]</text:p>
      <text:p text:style-name="Text_20_body">MacNAMARA: Yeah. I'm the new vice-president in charge of bottlecaps. They're kicking me upstairs.</text:p>
      <text:p text:style-name="Text_20_body">PHYLLIS: That's something I've always wanted to do!</text:p>
      <text:p text:style-name="Text_20_body">MacNAMARA: So any time you and the kids would care to join me, I'll be waiting for you.</text:p>
      <text:p text:style-name="Text_20_body">PHYLLIS: Care for some drink?</text:p>
      <text:p text:style-name="Text_20_body">MacNAMARA: Oh yes, I die of thirst. Haven't had any all morning.</text:p>
      <text:p text:style-name="Text_20_body">[Phyllis holt eine Flasche Cola aus dem Koffer und gibt sie MacNamara. Der schraubt auf, nimmt einen Schluck, schaut angewiedert drein]</text:p>
      <text:p text:style-name="Text_20_body">MacNAMARA: What is this... Pepsi Cola? [steht auf und hält die Pepsi-Flasche in die Höhe]</text:p>
      <text:p text:style-name="Text_20_body">Schlemmer!!</text:p>
      <text:p text:style-name="Text_20_body">[im Hintergrund schlägt jemand mit den Hacken. A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text:tab/><text:chapter text:display="name" text:outline-level="1"/><text:tab/><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5-21T10:49:27.95</dc:date>
    <dc:creator>Jirka Dell'Oro-Friedl</dc:creator>
    <meta:editing-duration>P29DT12H6M3S</meta:editing-duration>
    <meta:editing-cycles>153</meta:editing-cycles>
    <meta:generator>OpenOffice/4.1.15$Win32 OpenOffice.org_project/4115m2$Build-9813</meta:generator>
    <meta:printed-by>Jirka Dell'Oro-Friedl</meta:printed-by>
    <meta:print-date>2025-04-29T15:33:37.93</meta:print-date>
    <meta:document-statistic meta:table-count="1" meta:image-count="0" meta:object-count="2" meta:page-count="79" meta:paragraph-count="1621" meta:word-count="24610" meta:character-count="1585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319in"/>
    </style:style>
    <style:style style:name="co2" style:family="table-column">
      <style:table-column-properties fo:break-before="auto" style:column-width="0.2854in"/>
    </style:style>
    <style:style style:name="co3" style:family="table-column">
      <style:table-column-properties fo:break-before="auto" style:column-width="0.229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2.6252in" fo:break-before="auto" style:use-optimal-row-height="false"/>
    </style:style>
    <style:style style:name="ro3" style:family="table-row">
      <style:table-row-properties style:row-height="0.1862in" fo:break-before="auto" style:use-optimal-row-height="true"/>
    </style:style>
    <style:style style:name="ro4" style:family="table-row">
      <style:table-row-properties style:row-height="0.1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wrap-option="wrap"/>
      <style:text-properties style:font-name="Times New Roman"/>
    </style:style>
    <style:style style:name="ce2" style:family="table-cell" style:parent-style-name="Default">
      <style:table-cell-properties fo:background-color="transparent" fo:wrap-option="wrap"/>
    </style:style>
    <style:style style:name="ce3" style:family="table-cell" style:parent-style-name="Default">
      <style:table-cell-properties style:text-align-source="fix" style:repeat-content="false" fo:background-color="transparent" fo:wrap-option="wrap" style:vertical-align="top"/>
      <style:paragraph-properties fo:text-align="start"/>
    </style:style>
    <style:style style:name="ce4" style:family="table-cell" style:parent-style-name="Default">
      <style:table-cell-properties style:text-align-source="fix" style:repeat-content="false" fo:background-color="transparent"/>
      <style:paragraph-properties fo:text-align="center" fo:margin-left="0in"/>
      <style:text-properties style:font-name="Times New Roman"/>
    </style:style>
    <style:style style:name="ce5" style:family="table-cell" style:parent-style-name="Default">
      <style:table-cell-properties style:text-align-source="fix" style:repeat-content="false" fo:background-color="transparent" style:rotation-angle="90"/>
      <style:paragraph-properties fo:text-align="center" fo:margin-left="0in"/>
    </style:style>
    <style:style style:name="ce6"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B4"/>
      <style:map style:condition="is-true-formula(MOD(COLUMN();4)-2=0)" style:apply-style-name="Raster" style:base-cell-address="Tabelle1.B4"/>
    </style:style>
    <style:style style:name="ce7" style:family="table-cell" style:parent-style-name="Default">
      <style:map style:condition="is-true-formula(MOD(ROW();4) =0)" style:apply-style-name="Raster" style:base-cell-address="Tabelle1.B4"/>
      <style:map style:condition="is-true-formula(MOD(COLUMN();4)-2=0)" style:apply-style-name="Raster" style:base-cell-address="Tabelle1.B4"/>
    </style:style>
    <style:style style:name="ce8" style:family="table-cell" style:parent-style-name="Default" style:data-style-name="N0">
      <style:table-cell-properties style:diagonal-bl-tr="none" style:diagonal-tl-br="none" style:text-align-source="fix" style:repeat-content="false" fo:background-color="transparent" fo:wrap-option="no-wrap" fo:border="none" fo:padding="0.0138in" style:rotation-angle="0" style:rotation-align="bottom"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map style:condition="is-true-formula(MOD(ROW();4) =0)" style:apply-style-name="Raster" style:base-cell-address="Tabelle1.B4"/>
      <style:map style:condition="is-true-formula(MOD(COLUMN();4)-2=0)" style:apply-style-name="Raster" style:base-cell-address="Tabelle1.B4"/>
    </style:style>
    <style:style style:name="ce9" style:family="table-cell" style:parent-style-name="Default">
      <style:table-cell-properties style:text-align-source="fix" style:repeat-content="false" fo:background-color="transparent" style:vertical-align="top"/>
      <style:paragraph-properties fo:text-align="center" fo:margin-left="0in"/>
      <style:map style:condition="is-true-formula(MOD(ROW();4) =0)" style:apply-style-name="Raster" style:base-cell-address="Tabelle1.B4"/>
      <style:map style:condition="is-true-formula(MOD(COLUMN();4)-2=0)" style:apply-style-name="Raster" style:base-cell-address="Tabelle1.B4"/>
    </style:style>
    <style:style style:name="ce10" style:family="table-cell" style:parent-style-name="Default">
      <style:table-cell-properties style:text-align-source="fix" style:repeat-content="false" fo:background-color="transparent" style:vertical-align="top"/>
      <style:paragraph-properties fo:text-align="center" fo:margin-left="0in"/>
    </style:style>
    <style:style style:name="ce11" style:family="table-cell" style:parent-style-name="Default">
      <style:table-cell-properties style:text-align-source="fix" style:repeat-content="false" fo:background-color="transparent"/>
      <style:paragraph-properties fo:text-align="center" fo:margin-left="0in"/>
    </style:style>
    <style:style style:name="ce12" style:family="table-cell" style:parent-style-name="Default">
      <style:table-cell-properties fo:background-color="#eeeeee" style:text-align-source="fix" style:repeat-content="false" style:rotation-angle="90"/>
      <style:paragraph-properties fo:text-align="center" fo:margin-left="0in"/>
    </style:style>
    <style:style style:name="ce13" style:family="table-cell" style:parent-style-name="Default">
      <style:table-cell-properties fo:background-color="#ccffff" style:text-align-source="fix" style:repeat-content="false" style:rotation-angle="90"/>
      <style:paragraph-properties fo:text-align="center" fo:margin-left="0in"/>
    </style:style>
    <style:style style:name="ce14" style:family="table-cell" style:parent-style-name="Default">
      <style:table-cell-properties fo:background-color="#ffff99" style:text-align-source="fix" style:repeat-content="false" style:rotation-angle="90"/>
      <style:paragraph-properties fo:text-align="center" fo:margin-left="0in"/>
    </style:style>
  </office:automatic-styles>
  <office:body>
    <office:spreadsheet>
      <table:table table:name="Tabelle1" table:style-name="ta1" table:print="false">
        <table:table-column table:style-name="co1" table:default-cell-style-name="ce2"/>
        <table:table-column table:style-name="co2" table:number-columns-repeated="4" table:default-cell-style-name="ce11"/>
        <table:table-column table:style-name="co3" table:number-columns-repeated="25" table:default-cell-style-name="ce11"/>
        <table:table-column table:style-name="co4" table:number-columns-repeated="990" table:default-cell-style-name="ce11"/>
        <table:table-row table:style-name="ro1" table:number-rows-repeated="2">
          <table:table-cell table:style-name="ce1"/>
          <table:table-cell table:style-name="ce4" table:number-columns-repeated="7"/>
          <table:table-cell/>
          <table:table-cell table:style-name="ce4"/>
          <table:table-cell table:number-columns-repeated="3"/>
          <table:table-cell table:style-name="ce4"/>
          <table:table-cell table:number-columns-repeated="1006"/>
        </table:table-row>
        <table:table-row table:style-name="ro2">
          <table:table-cell/>
          <table:table-cell table:style-name="ce5" office:value-type="string">
            <text:p>CC. R. MacNAMARA </text:p>
          </table:table-cell>
          <table:table-cell table:style-name="ce5" office:value-type="string">
            <text:p>SCHLEMMER</text:p>
          </table:table-cell>
          <table:table-cell table:style-name="ce5" office:value-type="string">
            <text:p>SCARLETT HAZELTINE</text:p>
          </table:table-cell>
          <table:table-cell table:style-name="ce5" office:value-type="string">
            <text:p>OTTO LUDWIG PIFFL</text:p>
          </table:table-cell>
          <table:table-cell table:style-name="ce5" office:value-type="string">
            <text:p>INGEBORG</text:p>
          </table:table-cell>
          <table:table-cell table:style-name="ce5" office:value-type="string">
            <text:p>PHYLLIS MacNAMARA</text:p>
          </table:table-cell>
          <table:table-cell table:style-name="ce12" office:value-type="string">
            <text:p>FRITZ</text:p>
          </table:table-cell>
          <table:table-cell table:style-name="ce12" office:value-type="string">
            <text:p>SCHNEIDER</text:p>
          </table:table-cell>
          <table:table-cell table:style-name="ce13" office:value-type="string">
            <text:p>PERIPETCHIKOFF</text:p>
          </table:table-cell>
          <table:table-cell table:style-name="ce13" office:value-type="string">
            <text:p>BORODENKO</text:p>
          </table:table-cell>
          <table:table-cell table:style-name="ce13" office:value-type="string">
            <text:p>MISHKIN</text:p>
          </table:table-cell>
          <table:table-cell table:style-name="ce14" office:value-type="string">
            <text:p>WENDELL P, HAZELTINE</text:p>
          </table:table-cell>
          <table:table-cell table:style-name="ce12" office:value-type="string">
            <text:p>FRAU HAZELTINE</text:p>
          </table:table-cell>
          <table:table-cell table:style-name="ce12" office:value-type="string">
            <text:p>WACHE1</text:p>
          </table:table-cell>
          <table:table-cell table:style-name="ce14" office:value-type="string">
            <text:p>JOURNALIST</text:p>
          </table:table-cell>
          <table:table-cell table:style-name="ce14" office:value-type="string">
            <text:p>MALER</text:p>
          </table:table-cell>
          <table:table-cell table:style-name="ce12" office:value-type="string">
            <text:p>WACHE2</text:p>
          </table:table-cell>
          <table:table-cell table:style-name="ce14" office:value-type="string">
            <text:p>GRAF von DROSTE-SCHATTENBURG</text:p>
          </table:table-cell>
          <table:table-cell table:style-name="ce14" office:value-type="string">
            <text:p>DR. BAUER</text:p>
          </table:table-cell>
          <table:table-cell table:style-name="ce14" office:value-type="string">
            <text:p>FLIGHTCREW</text:p>
          </table:table-cell>
          <table:table-cell table:style-name="ce12" office:value-type="string">
            <text:p>HAAR- UND HAUTPFLEGERIN</text:p>
          </table:table-cell>
          <table:table-cell table:style-name="ce14" office:value-type="string">
            <text:p>HERRENAUSSTATTER</text:p>
          </table:table-cell>
          <table:table-cell table:style-name="ce14" office:value-type="string">
            <text:p>BLUMENHÄNDLER</text:p>
          </table:table-cell>
          <table:table-cell table:style-name="ce12" office:value-type="string">
            <text:p>STEWARDESS</text:p>
          </table:table-cell>
          <table:table-cell table:style-name="ce12" office:value-type="string">
            <text:p>SEKRETÄRIN</text:p>
          </table:table-cell>
          <table:table-cell table:style-name="ce12" office:value-type="string">
            <text:p>ZEIDILITZ</text:p>
          </table:table-cell>
          <table:table-cell table:style-name="ce14" office:value-type="string">
            <text:p>KELLNER</text:p>
          </table:table-cell>
          <table:table-cell table:style-name="ce14" office:value-type="string">
            <text:p>KRAUSE</text:p>
          </table:table-cell>
          <table:table-cell table:style-name="ce12" office:value-type="string">
            <text:p>MASTER OF CEREMONY (MC) </text:p>
          </table:table-cell>
          <table:table-cell table:number-columns-repeated="990"/>
        </table:table-row>
        <table:table-row table:style-name="ro3">
          <table:table-cell table:style-name="ce3" office:value-type="string">
            <text:p><text:s/>0.Prolog</text:p>
          </table:table-cell>
          <table:table-cell table:style-name="ce6" table:number-columns-repeated="28"/>
          <table:table-cell table:style-name="ce6" office:value-type="string">
            <text:p>X</text:p>
          </table:table-cell>
          <table:table-cell table:style-name="ce10" table:number-columns-repeated="990"/>
        </table:table-row>
        <table:table-row table:style-name="ro3">
          <table:table-cell table:style-name="ce3" office:value-type="string">
            <text:p><text:s/>1.Büro 1: Schlemmer</text:p>
          </table:table-cell>
          <table:table-cell table:number-columns-repeated="2" table:style-name="ce6" office:value-type="string">
            <text:p>X</text:p>
          </table:table-cell>
          <table:table-cell table:style-name="ce6" table:number-columns-repeated="4"/>
          <table:table-cell table:style-name="ce6" office:value-type="string">
            <text:p>X</text:p>
          </table:table-cell>
          <table:table-cell table:style-name="ce6" table:number-columns-repeated="22"/>
          <table:table-cell table:style-name="ce10" table:number-columns-repeated="990"/>
        </table:table-row>
        <table:table-row table:style-name="ro3">
          <table:table-cell table:style-name="ce3" office:value-type="string">
            <text:p><text:s/>2.Büro 2: Ingeborg</text:p>
          </table:table-cell>
          <table:table-cell table:style-name="ce6" office:value-type="string">
            <text:p>X</text:p>
          </table:table-cell>
          <table:table-cell table:style-name="ce6" office:value-type="string">
            <text:p>O</text:p>
          </table:table-cell>
          <table:table-cell table:style-name="ce6" table:number-columns-repeated="2"/>
          <table:table-cell table:number-columns-repeated="2" table:style-name="ce6" office:value-type="string">
            <text:p>X</text:p>
          </table:table-cell>
          <table:table-cell table:style-name="ce6" table:number-columns-repeated="23"/>
          <table:table-cell table:style-name="ce10" table:number-columns-repeated="990"/>
        </table:table-row>
        <table:table-row table:style-name="ro3">
          <table:table-cell table:style-name="ce3" office:value-type="string">
            <text:p><text:s/>3.Büro 3: Kommission</text:p>
          </table:table-cell>
          <table:table-cell table:style-name="ce6" office:value-type="string">
            <text:p>X</text:p>
          </table:table-cell>
          <table:table-cell table:style-name="ce6" table:number-columns-repeated="7"/>
          <table:table-cell table:number-columns-repeated="3" table:style-name="ce6" office:value-type="string">
            <text:p>X</text:p>
          </table:table-cell>
          <table:table-cell table:style-name="ce6" table:number-columns-repeated="18"/>
          <table:table-cell table:style-name="ce10" table:number-columns-repeated="990"/>
        </table:table-row>
        <table:table-row table:style-name="ro4">
          <table:table-cell table:style-name="ce3" office:value-type="string">
            <text:p><text:s/>4.Büro 4: Hazeltine 1</text:p>
          </table:table-cell>
          <table:table-cell table:number-columns-repeated="2" table:style-name="ce6" office:value-type="string">
            <text:p>X</text:p>
          </table:table-cell>
          <table:table-cell table:style-name="ce6" table:number-columns-repeated="9"/>
          <table:table-cell table:style-name="ce6" office:value-type="string">
            <text:p>X</text:p>
          </table:table-cell>
          <table:table-cell table:style-name="ce6" table:number-columns-repeated="17"/>
          <table:table-cell table:style-name="ce10" table:number-columns-repeated="990"/>
        </table:table-row>
        <table:table-row table:style-name="ro4">
          <table:table-cell table:style-name="ce3" office:value-type="string">
            <text:p><text:s/>5.Flughafen 1: Scarlett</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3"/>
          <table:table-cell table:style-name="ce6" office:value-type="float" office:value="3">
            <text:p>3</text:p>
          </table:table-cell>
          <table:table-cell table:style-name="ce6" table:number-columns-repeated="3"/>
          <table:table-cell table:style-name="ce6" office:value-type="string">
            <text:p>O</text:p>
          </table:table-cell>
          <table:table-cell table:style-name="ce6" table:number-columns-repeated="5"/>
          <table:table-cell table:style-name="ce10" table:number-columns-repeated="990"/>
        </table:table-row>
        <table:table-row table:style-name="ro4">
          <table:table-cell table:style-name="ce3" office:value-type="string">
            <text:p><text:s/>6.Büro 5: Scarlett vermisst</text:p>
          </table:table-cell>
          <table:table-cell table:number-columns-repeated="2" table:style-name="ce6" office:value-type="string">
            <text:p>X</text:p>
          </table:table-cell>
          <table:table-cell table:style-name="ce6" table:number-columns-repeated="2"/>
          <table:table-cell table:number-columns-repeated="3" table:style-name="ce6" office:value-type="string">
            <text:p>X</text:p>
          </table:table-cell>
          <table:table-cell table:style-name="ce6" table:number-columns-repeated="4"/>
          <table:table-cell table:style-name="ce6" office:value-type="string">
            <text:p>X</text:p>
          </table:table-cell>
          <table:table-cell table:style-name="ce6" table:number-columns-repeated="17"/>
          <table:table-cell table:style-name="ce10" table:number-columns-repeated="990"/>
        </table:table-row>
        <table:table-row table:style-name="ro4">
          <table:table-cell table:style-name="ce3" office:value-type="string">
            <text:p><text:s/>7.Büro 6: Scarlett zurück</text:p>
          </table:table-cell>
          <table:table-cell table:style-name="ce6" office:value-type="string">
            <text:p>X</text:p>
          </table:table-cell>
          <table:table-cell table:style-name="ce6"/>
          <table:table-cell table:style-name="ce6" office:value-type="string">
            <text:p>X</text:p>
          </table:table-cell>
          <table:table-cell table:style-name="ce6" table:number-columns-repeated="26"/>
          <table:table-cell table:style-name="ce10" table:number-columns-repeated="990"/>
        </table:table-row>
        <table:table-row table:style-name="ro4">
          <table:table-cell table:style-name="ce3" office:value-type="string">
            <text:p><text:s/>8.Büro 7: Otto</text:p>
          </table:table-cell>
          <table:table-cell table:style-name="ce6" office:value-type="string">
            <text:p>X</text:p>
          </table:table-cell>
          <table:table-cell table:style-name="ce6" office:value-type="string">
            <text:p>O</text:p>
          </table:table-cell>
          <table:table-cell table:number-columns-repeated="2" table:style-name="ce6" office:value-type="string">
            <text:p>X</text:p>
          </table:table-cell>
          <table:table-cell table:style-name="ce6"/>
          <table:table-cell table:style-name="ce6" office:value-type="string">
            <text:p>X</text:p>
          </table:table-cell>
          <table:table-cell table:style-name="ce6" table:number-columns-repeated="23"/>
          <table:table-cell table:style-name="ce10" table:number-columns-repeated="990"/>
        </table:table-row>
        <table:table-row table:style-name="ro4">
          <table:table-cell table:style-name="ce3" office:value-type="string">
            <text:p><text:s/>9.Straße 1: Festnahme</text:p>
          </table:table-cell>
          <table:table-cell table:style-name="ce7"/>
          <table:table-cell table:style-name="ce6" table:number-columns-repeated="2"/>
          <table:table-cell table:style-name="ce6" office:value-type="string">
            <text:p>X</text:p>
          </table:table-cell>
          <table:table-cell table:style-name="ce6" table:number-columns-repeated="9"/>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12"/>
          <table:table-cell table:style-name="ce10" table:number-columns-repeated="990"/>
        </table:table-row>
        <table:table-row table:style-name="ro4">
          <table:table-cell table:style-name="ce3" office:value-type="string">
            <text:p><text:s/>10.Wohnung 1: Offenbarung</text:p>
          </table:table-cell>
          <table:table-cell table:style-name="ce6" office:value-type="string">
            <text:p>X</text:p>
          </table:table-cell>
          <table:table-cell table:style-name="ce6"/>
          <table:table-cell table:style-name="ce6" office:value-type="string">
            <text:p>X</text:p>
          </table:table-cell>
          <table:table-cell table:style-name="ce6" table:number-columns-repeated="2"/>
          <table:table-cell table:style-name="ce6" office:value-type="string">
            <text:p>X</text:p>
          </table:table-cell>
          <table:table-cell table:style-name="ce6" table:number-columns-repeated="7"/>
          <table:table-cell table:style-name="ce7"/>
          <table:table-cell table:style-name="ce6" table:number-columns-repeated="4"/>
          <table:table-cell table:style-name="ce6" office:value-type="string">
            <text:p>X</text:p>
          </table:table-cell>
          <table:table-cell table:style-name="ce6" table:number-columns-repeated="10"/>
          <table:table-cell table:style-name="ce10" table:number-columns-repeated="990"/>
        </table:table-row>
        <table:table-row table:style-name="ro4">
          <table:table-cell table:style-name="ce3" office:value-type="string">
            <text:p><text:s/>11.Straße 2: Fahrt nach Osten</text:p>
          </table:table-cell>
          <table:table-cell table:number-columns-repeated="2" table:style-name="ce6" office:value-type="string">
            <text:p>X</text:p>
          </table:table-cell>
          <table:table-cell table:style-name="ce6" table:number-columns-repeated="2"/>
          <table:table-cell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6" table:number-columns-repeated="15"/>
          <table:table-cell table:style-name="ce10" table:number-columns-repeated="990"/>
        </table:table-row>
        <table:table-row table:style-name="ro4">
          <table:table-cell table:style-name="ce3" office:value-type="string">
            <text:p><text:s/>12.DDR 1: Hotel Potemkin</text:p>
          </table:table-cell>
          <table:table-cell table:style-name="ce6" office:value-type="string">
            <text:p>X</text:p>
          </table:table-cell>
          <table:table-cell table:style-name="ce6" table:number-columns-repeated="3"/>
          <table:table-cell table:style-name="ce6" office:value-type="string">
            <text:p>O</text:p>
          </table:table-cell>
          <table:table-cell table:style-name="ce6" table:number-columns-repeated="3"/>
          <table:table-cell table:number-columns-repeated="3" table:style-name="ce6" office:value-type="string">
            <text:p>X</text:p>
          </table:table-cell>
          <table:table-cell table:style-name="ce6" table:number-columns-repeated="17"/>
          <table:table-cell table:style-name="ce6" office:value-type="string">
            <text:p>X</text:p>
          </table:table-cell>
          <table:table-cell table:style-name="ce10" table:number-columns-repeated="990"/>
        </table:table-row>
        <table:table-row table:style-name="ro4">
          <table:table-cell table:style-name="ce3" office:value-type="string">
            <text:p><text:s/>13.DDR 2: Verhör</text:p>
          </table:table-cell>
          <table:table-cell table:style-name="ce7"/>
          <table:table-cell table:style-name="ce6" table:number-columns-repeated="2"/>
          <table:table-cell table:style-name="ce6" office:value-type="string">
            <text:p>X</text:p>
          </table:table-cell>
          <table:table-cell table:style-name="ce6" table:number-columns-repeated="4"/>
          <table:table-cell table:number-columns-repeated="3" table:style-name="ce6" office:value-type="string">
            <text:p>X</text:p>
          </table:table-cell>
          <table:table-cell table:style-name="ce6" table:number-columns-repeated="5"/>
          <table:table-cell table:style-name="ce6" office:value-type="string">
            <text:p>X</text:p>
          </table:table-cell>
          <table:table-cell table:style-name="ce6" table:number-columns-repeated="7"/>
          <table:table-cell table:style-name="ce6" office:value-type="string">
            <text:p>X</text:p>
          </table:table-cell>
          <table:table-cell table:style-name="ce6" table:number-columns-repeated="3"/>
          <table:table-cell table:style-name="ce6" office:value-type="string">
            <text:p>X</text:p>
          </table:table-cell>
          <table:table-cell table:style-name="ce10" table:number-columns-repeated="990"/>
        </table:table-row>
        <table:table-row table:style-name="ro4">
          <table:table-cell table:style-name="ce3" office:value-type="string">
            <text:p><text:s/>14.Strasse 3: Austausch</text:p>
          </table:table-cell>
          <table:table-cell table:number-columns-repeated="2" table:style-name="ce6" office:value-type="string">
            <text:p>X</text:p>
          </table:table-cell>
          <table:table-cell table:style-name="ce6"/>
          <table:table-cell table:number-columns-repeated="2" table:style-name="ce6" office:value-type="string">
            <text:p>X</text:p>
          </table:table-cell>
          <table:table-cell table:style-name="ce6"/>
          <table:table-cell table:style-name="ce6" office:value-type="string">
            <text:p>O</text:p>
          </table:table-cell>
          <table:table-cell table:style-name="ce6"/>
          <table:table-cell table:number-columns-repeated="3" table:style-name="ce6" office:value-type="string">
            <text:p>X</text:p>
          </table:table-cell>
          <table:table-cell table:style-name="ce6" table:number-columns-repeated="2"/>
          <table:table-cell table:style-name="ce6" office:value-type="string">
            <text:p>X</text:p>
          </table:table-cell>
          <table:table-cell table:style-name="ce6" table:number-columns-repeated="15"/>
          <table:table-cell table:style-name="ce10" table:number-columns-repeated="990"/>
        </table:table-row>
        <table:table-row table:style-name="ro4">
          <table:table-cell table:style-name="ce3" office:value-type="string">
            <text:p><text:s/>15.Büro 8: Das Erwachen</text:p>
          </table:table-cell>
          <table:table-cell table:number-columns-repeated="5" table:style-name="ce6" office:value-type="string">
            <text:p>X</text:p>
          </table:table-cell>
          <table:table-cell table:style-name="ce6" table:number-columns-repeated="24"/>
          <table:table-cell table:style-name="ce10" table:number-columns-repeated="990"/>
        </table:table-row>
        <table:table-row table:style-name="ro4">
          <table:table-cell table:style-name="ce3" office:value-type="string">
            <text:p><text:s/>16.Büro 9: Hazeltine 2</text:p>
          </table:table-cell>
          <table:table-cell table:style-name="ce6" office:value-type="string">
            <text:p>X</text:p>
          </table:table-cell>
          <table:table-cell table:style-name="ce6"/>
          <table:table-cell table:style-name="ce6" office:value-type="string">
            <text:p>X</text:p>
          </table:table-cell>
          <table:table-cell table:style-name="ce6" table:number-columns-repeated="8"/>
          <table:table-cell table:number-columns-repeated="2" table:style-name="ce6" office:value-type="string">
            <text:p>X</text:p>
          </table:table-cell>
          <table:table-cell table:style-name="ce6" table:number-columns-repeated="16"/>
          <table:table-cell table:style-name="ce10" table:number-columns-repeated="990"/>
        </table:table-row>
        <table:table-row table:style-name="ro4">
          <table:table-cell table:style-name="ce3" office:value-type="string">
            <text:p><text:s/>17.Büro 10: Metamorphose 1</text:p>
          </table:table-cell>
          <table:table-cell table:number-columns-repeated="5" table:style-name="ce6" office:value-type="string">
            <text:p>X</text:p>
          </table:table-cell>
          <table:table-cell table:style-name="ce6" table:number-columns-repeated="24"/>
          <table:table-cell table:style-name="ce10" table:number-columns-repeated="990"/>
        </table:table-row>
        <table:table-row table:style-name="ro4">
          <table:table-cell table:style-name="ce3" office:value-type="string">
            <text:p><text:s/>18.Büro 11: Metamorphose 2</text:p>
          </table:table-cell>
          <table:table-cell table:number-columns-repeated="6" table:style-name="ce6" office:value-type="string">
            <text:p>X</text:p>
          </table:table-cell>
          <table:table-cell table:style-name="ce6"/>
          <table:table-cell table:style-name="ce6" office:value-type="string">
            <text:p>X</text:p>
          </table:table-cell>
          <table:table-cell table:style-name="ce6" table:number-columns-repeated="6"/>
          <table:table-cell table:style-name="ce6" office:value-type="string">
            <text:p>X</text:p>
          </table:table-cell>
          <table:table-cell table:style-name="ce7"/>
          <table:table-cell table:style-name="ce6"/>
          <table:table-cell table:style-name="ce6" office:value-type="string">
            <text:p>X</text:p>
          </table:table-cell>
          <table:table-cell table:style-name="ce6" table:number-columns-repeated="2"/>
          <table:table-cell table:number-columns-repeated="2" table:style-name="ce6" office:value-type="string">
            <text:p>X</text:p>
          </table:table-cell>
          <table:table-cell table:style-name="ce6" table:number-columns-repeated="7"/>
          <table:table-cell table:style-name="ce10" table:number-columns-repeated="990"/>
        </table:table-row>
        <table:table-row table:style-name="ro3">
          <table:table-cell table:style-name="ce3" office:value-type="string">
            <text:p>19.Büro 12: Phyllis geht</text:p>
          </table:table-cell>
          <table:table-cell table:style-name="ce6" office:value-type="string">
            <text:p>X</text:p>
          </table:table-cell>
          <table:table-cell table:style-name="ce6" office:value-type="string">
            <text:p>O</text:p>
          </table:table-cell>
          <table:table-cell table:style-name="ce6" office:value-type="string">
            <text:p>A</text:p>
          </table:table-cell>
          <table:table-cell table:number-columns-repeated="3" table:style-name="ce6" office:value-type="string">
            <text:p>X</text:p>
          </table:table-cell>
          <table:table-cell table:style-name="ce6"/>
          <table:table-cell table:style-name="ce6" office:value-type="string">
            <text:p>O</text:p>
          </table:table-cell>
          <table:table-cell table:style-name="ce6" table:number-columns-repeated="17"/>
          <table:table-cell table:style-name="ce6" office:value-type="string">
            <text:p>O</text:p>
          </table:table-cell>
          <table:table-cell table:style-name="ce6" table:number-columns-repeated="3"/>
          <table:table-cell table:style-name="ce10" table:number-columns-repeated="990"/>
        </table:table-row>
        <table:table-row table:style-name="ro4">
          <table:table-cell table:style-name="ce3" office:value-type="string">
            <text:p><text:s/>20.Büro 13: Menü</text:p>
          </table:table-cell>
          <table:table-cell table:number-columns-repeated="4" table:style-name="ce8" office:value-type="string">
            <text:p>X</text:p>
          </table:table-cell>
          <table:table-cell table:style-name="ce8" table:number-columns-repeated="3"/>
          <table:table-cell table:style-name="ce8" office:value-type="string">
            <text:p>X</text:p>
          </table:table-cell>
          <table:table-cell table:style-name="ce8" table:number-columns-repeated="6"/>
          <table:table-cell table:style-name="ce8" office:value-type="string">
            <text:p>X</text:p>
          </table:table-cell>
          <table:table-cell table:style-name="ce8" table:number-columns-repeated="11"/>
          <table:table-cell table:style-name="ce8" office:value-type="string">
            <text:p>X</text:p>
          </table:table-cell>
          <table:table-cell table:style-name="ce8" table:number-columns-repeated="2"/>
          <table:table-cell table:style-name="ce10" table:number-columns-repeated="990"/>
        </table:table-row>
        <table:table-row table:style-name="ro4">
          <table:table-cell table:style-name="ce3" office:value-type="string">
            <text:p><text:s/>21.Büro 14: Der Graf</text:p>
          </table:table-cell>
          <table:table-cell table:style-name="ce9" office:value-type="string">
            <text:p>X</text:p>
          </table:table-cell>
          <table:table-cell table:style-name="ce9"/>
          <table:table-cell table:number-columns-repeated="2" table:style-name="ce9" office:value-type="string">
            <text:p>X</text:p>
          </table:table-cell>
          <table:table-cell table:style-name="ce9" table:number-columns-repeated="13"/>
          <table:table-cell table:style-name="ce9" office:value-type="string">
            <text:p>X</text:p>
          </table:table-cell>
          <table:table-cell table:style-name="ce9" table:number-columns-repeated="11"/>
          <table:table-cell table:style-name="ce10" table:number-columns-repeated="990"/>
        </table:table-row>
        <table:table-row table:style-name="ro4">
          <table:table-cell table:style-name="ce3" office:value-type="string">
            <text:p><text:s/>22.Büro 15: Journalist</text:p>
          </table:table-cell>
          <table:table-cell table:number-columns-repeated="3" table:style-name="ce9" office:value-type="string">
            <text:p>X</text:p>
          </table:table-cell>
          <table:table-cell table:style-name="ce9" table:number-columns-repeated="11"/>
          <table:table-cell table:number-columns-repeated="2" table:style-name="ce9" office:value-type="string">
            <text:p>X</text:p>
          </table:table-cell>
          <table:table-cell table:style-name="ce9" table:number-columns-repeated="11"/>
          <table:table-cell table:style-name="ce9" office:value-type="string">
            <text:p>X</text:p>
          </table:table-cell>
          <table:table-cell table:style-name="ce7"/>
          <table:table-cell table:style-name="ce10" table:number-columns-repeated="990"/>
        </table:table-row>
        <table:table-row table:style-name="ro4">
          <table:table-cell table:style-name="ce3" office:value-type="string">
            <text:p><text:s/>23.Büro 16: Peripetchikoff</text:p>
          </table:table-cell>
          <table:table-cell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20"/>
          <table:table-cell table:style-name="ce10" table:number-columns-repeated="990"/>
        </table:table-row>
        <table:table-row table:style-name="ro4">
          <table:table-cell table:style-name="ce3" office:value-type="string">
            <text:p><text:s/>24.Straße 4: Fahrt zum Flughafen</text:p>
          </table:table-cell>
          <table:table-cell table:number-columns-repeated="4" table:style-name="ce9" office:value-type="string">
            <text:p>X</text:p>
          </table:table-cell>
          <table:table-cell table:style-name="ce9" table:number-columns-repeated="2"/>
          <table:table-cell table:number-columns-repeated="2" table:style-name="ce9" office:value-type="string">
            <text:p>X</text:p>
          </table:table-cell>
          <table:table-cell table:style-name="ce9" table:number-columns-repeated="7"/>
          <table:table-cell table:style-name="ce9" office:value-type="string">
            <text:p>X</text:p>
          </table:table-cell>
          <table:table-cell table:style-name="ce9" table:number-columns-repeated="6"/>
          <table:table-cell table:style-name="ce9" office:value-type="string">
            <text:p>O</text:p>
          </table:table-cell>
          <table:table-cell table:style-name="ce9" table:number-columns-repeated="6"/>
          <table:table-cell table:style-name="ce10" table:number-columns-repeated="990"/>
        </table:table-row>
        <table:table-row table:style-name="ro4">
          <table:table-cell table:style-name="Default" office:value-type="string">
            <text:p><text:s/>25.Flughafen 2: Hazeltines</text:p>
          </table:table-cell>
          <table:table-cell table:style-name="ce9" office:value-type="string">
            <text:p>X</text:p>
          </table:table-cell>
          <table:table-cell table:style-name="ce9" office:value-type="string">
            <text:p>O</text:p>
          </table:table-cell>
          <table:table-cell table:number-columns-repeated="2" table:style-name="ce9" office:value-type="string">
            <text:p>X</text:p>
          </table:table-cell>
          <table:table-cell table:style-name="ce9" table:number-columns-repeated="2"/>
          <table:table-cell table:number-columns-repeated="2" table:style-name="ce9" office:value-type="string">
            <text:p>O</text:p>
          </table:table-cell>
          <table:table-cell table:style-name="ce9" table:number-columns-repeated="3"/>
          <table:table-cell table:number-columns-repeated="2" table:style-name="ce9" office:value-type="string">
            <text:p>X</text:p>
          </table:table-cell>
          <table:table-cell table:style-name="ce9" table:number-columns-repeated="2"/>
          <table:table-cell table:style-name="ce9" office:value-type="string">
            <text:p>O</text:p>
          </table:table-cell>
          <table:table-cell table:style-name="ce9" table:number-columns-repeated="13"/>
          <table:table-cell table:style-name="ce10" table:number-columns-repeated="990"/>
        </table:table-row>
        <table:table-row table:style-name="ro4">
          <table:table-cell table:style-name="Default" office:value-type="string">
            <text:p><text:s/>26.Flughafen 3: Phyllis</text:p>
          </table:table-cell>
          <table:table-cell table:style-name="ce9" office:value-type="string">
            <text:p>X</text:p>
          </table:table-cell>
          <table:table-cell table:style-name="ce9" table:number-columns-repeated="4"/>
          <table:table-cell table:style-name="ce9" office:value-type="string">
            <text:p>X</text:p>
          </table:table-cell>
          <table:table-cell table:style-name="ce9" table:number-columns-repeated="23"/>
          <table:table-cell table:style-name="ce10" table:number-columns-repeated="990"/>
        </table:table-row>
        <table:table-row table:style-name="ro4">
          <table:table-cell table:style-name="ce3"/>
          <table:table-cell table:style-name="ce10" table:number-columns-repeated="1019"/>
        </table:table-row>
        <table:table-row table:style-name="ro4">
          <table:table-cell table:style-name="ce3" office:value-type="string">
            <text:p>Szenen</text:p>
          </table:table-cell>
          <table:table-cell table:style-name="ce10" table:formula="of:=COUNTA([.B4:.B30])" office:value-type="float" office:value="24">
            <text:p>24</text:p>
          </table:table-cell>
          <table:table-cell table:style-name="ce10" table:formula="of:=COUNTA([.C4:.C30])" office:value-type="float" office:value="15">
            <text:p>15</text:p>
          </table:table-cell>
          <table:table-cell table:style-name="ce10" table:formula="of:=COUNTA([.D4:.D30])" office:value-type="float" office:value="14">
            <text:p>14</text:p>
          </table:table-cell>
          <table:table-cell table:style-name="ce10" table:formula="of:=COUNTA([.E4:.E30])" office:value-type="float" office:value="13">
            <text:p>13</text:p>
          </table:table-cell>
          <table:table-cell table:style-name="ce10" table:formula="of:=COUNTA([.F4:.F30])" office:value-type="float" office:value="10">
            <text:p>10</text:p>
          </table:table-cell>
          <table:table-cell table:style-name="ce10" table:formula="of:=COUNTA([.G4:.G30])" office:value-type="float" office:value="8">
            <text:p>8</text:p>
          </table:table-cell>
          <table:table-cell table:style-name="ce10" table:formula="of:=COUNTA([.H4:.H30])" office:value-type="float" office:value="6">
            <text:p>6</text:p>
          </table:table-cell>
          <table:table-cell table:style-name="ce10" table:formula="of:=COUNTA([.I4:.I30])" office:value-type="float" office:value="6">
            <text:p>6</text:p>
          </table:table-cell>
          <table:table-cell table:style-name="ce10" table:formula="of:=COUNTA([.J4:.J30])" office:value-type="float" office:value="5">
            <text:p>5</text:p>
          </table:table-cell>
          <table:table-cell table:style-name="ce10" table:formula="of:=COUNTA([.K4:.K30])" office:value-type="float" office:value="4">
            <text:p>4</text:p>
          </table:table-cell>
          <table:table-cell table:style-name="ce10" table:formula="of:=COUNTA([.L4:.L30])" office:value-type="float" office:value="4">
            <text:p>4</text:p>
          </table:table-cell>
          <table:table-cell table:style-name="ce10" table:formula="of:=COUNTA([.M4:.M30])" office:value-type="float" office:value="4">
            <text:p>4</text:p>
          </table:table-cell>
          <table:table-cell table:style-name="ce10" table:formula="of:=COUNTA([.N4:.N30])" office:value-type="float" office:value="2">
            <text:p>2</text:p>
          </table:table-cell>
          <table:table-cell table:style-name="ce10" table:formula="of:=COUNTA([.O4:.O30])" office:value-type="float" office:value="3">
            <text:p>3</text:p>
          </table:table-cell>
          <table:table-cell table:style-name="ce10" table:formula="of:=COUNTA([.P4:.P30])" office:value-type="float" office:value="3">
            <text:p>3</text:p>
          </table:table-cell>
          <table:table-cell table:style-name="ce10" table:formula="of:=COUNTA([.Q4:.Q30])" office:value-type="float" office:value="3">
            <text:p>3</text:p>
          </table:table-cell>
          <table:table-cell table:style-name="ce10" table:formula="of:=COUNTA([.R4:.R30])" office:value-type="float" office:value="2">
            <text:p>2</text:p>
          </table:table-cell>
          <table:table-cell table:style-name="ce10" table:formula="of:=COUNTA([.S4:.S30])" office:value-type="float" office:value="2">
            <text:p>2</text:p>
          </table:table-cell>
          <table:table-cell table:style-name="ce10" table:formula="of:=COUNTA([.T4:.T30])" office:value-type="float" office:value="1">
            <text:p>1</text:p>
          </table:table-cell>
          <table:table-cell table:style-name="ce10" table:formula="of:=COUNTA([.U4:.U30])" office:value-type="float" office:value="1">
            <text:p>1</text:p>
          </table:table-cell>
          <table:table-cell table:style-name="ce10" table:formula="of:=COUNTA([.V4:.V30])" office:value-type="float" office:value="1">
            <text:p>1</text:p>
          </table:table-cell>
          <table:table-cell table:style-name="ce10" table:formula="of:=COUNTA([.W4:.W30])" office:value-type="float" office:value="1">
            <text:p>1</text:p>
          </table:table-cell>
          <table:table-cell table:style-name="ce10" table:formula="of:=COUNTA([.X4:.X30])" office:value-type="float" office:value="1">
            <text:p>1</text:p>
          </table:table-cell>
          <table:table-cell table:style-name="ce10" table:formula="of:=COUNTA([.Y4:.Y30])" office:value-type="float" office:value="1">
            <text:p>1</text:p>
          </table:table-cell>
          <table:table-cell table:style-name="ce10" table:formula="of:=COUNTA([.Z4:.Z30])" office:value-type="float" office:value="1">
            <text:p>1</text:p>
          </table:table-cell>
          <table:table-cell table:style-name="ce10" table:formula="of:=COUNTA([.AA4:.AA30])" office:value-type="float" office:value="1">
            <text:p>1</text:p>
          </table:table-cell>
          <table:table-cell table:style-name="ce10" table:formula="of:=COUNTA([.AB4:.AB30])" office:value-type="float" office:value="1">
            <text:p>1</text:p>
          </table:table-cell>
          <table:table-cell table:style-name="ce10" table:formula="of:=COUNTA([.AC4:.AC30])" office:value-type="float" office:value="1">
            <text:p>1</text:p>
          </table:table-cell>
          <table:table-cell table:style-name="ce10" table:formula="of:=COUNTA([.AD4:.AD30])" office:value-type="float" office:value="3">
            <text:p>3</text:p>
          </table:table-cell>
          <table:table-cell table:style-name="ce10" table:number-columns-repeated="990"/>
        </table:table-row>
        <table:table-row table:style-name="ro4" table:number-rows-repeated="9">
          <table:table-cell table:style-name="ce3"/>
          <table:table-cell table:style-name="ce10" table:number-columns-repeated="1019"/>
        </table:table-row>
        <table:table-row table:style-name="ro4" table:number-rows-repeated="1048534">
          <table:table-cell table:number-columns-repeated="1020"/>
        </table:table-row>
        <table:table-row table:style-name="ro4">
          <table:table-cell table:number-columns-repeated="1020"/>
        </table:table-row>
      </table:table>
      <table:database-ranges>
        <table:database-range table:target-range-address="Tabelle1.B3:Tabelle1.AD30"/>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aster" style:family="table-cell" style:parent-style-name="Default">
      <style:table-cell-properties fo:background-color="#eeeeee"/>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7">05/17/2025</text:date>, <text:time>19:3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time-style style:name="N8041" number:language="de" number:country="DE">
      <number:hours number:style="long"/>
      <number:text>:</number:text>
      <number:minutes number:style="long"/>
      <number:text>:</number:text>
      <number:seconds number:style="long"/>
    </number:time-style>
    <style:style style:name="ce1" style:family="table-cell" style:parent-style-name="Default" style:data-style-name="N8041"/>
  </office:automatic-styles>
  <office:body>
    <office:spreadsheet>
      <table:table table:name="Tabelle3" table:style-name="ta1" table:print="false">
        <table:table-column table:style-name="co1" table:default-cell-style-name="ce1"/>
        <table:table-row table:style-name="ro1">
          <table:table-cell office:value-type="time" office:time-value="PT00H15M00S">
            <text:p>00:15:00</text:p>
          </table:table-cell>
        </table:table-row>
        <table:table-row table:style-name="ro1">
          <table:table-cell office:value-type="time" office:time-value="PT00H04M00S">
            <text:p>00:04:00</text:p>
          </table:table-cell>
        </table:table-row>
        <table:table-row table:style-name="ro1">
          <table:table-cell office:value-type="time" office:time-value="PT00H04M30S">
            <text:p>00:04:30</text:p>
          </table:table-cell>
        </table:table-row>
        <table:table-row table:style-name="ro1">
          <table:table-cell office:value-type="time" office:time-value="PT00H07M30S">
            <text:p>00:07:30</text:p>
          </table:table-cell>
        </table:table-row>
        <table:table-row table:style-name="ro1">
          <table:table-cell office:value-type="time" office:time-value="PT00H05M30S">
            <text:p>00:05:30</text:p>
          </table:table-cell>
        </table:table-row>
        <table:table-row table:style-name="ro1">
          <table:table-cell office:value-type="time" office:time-value="PT00H07M00S">
            <text:p>00:07:00</text:p>
          </table:table-cell>
        </table:table-row>
        <table:table-row table:style-name="ro1">
          <table:table-cell office:value-type="time" office:time-value="PT00H11M00S">
            <text:p>00:11:00</text:p>
          </table:table-cell>
        </table:table-row>
        <table:table-row table:style-name="ro1">
          <table:table-cell office:value-type="time" office:time-value="PT00H06M30S">
            <text:p>00:06:30</text:p>
          </table:table-cell>
        </table:table-row>
        <table:table-row table:style-name="ro1">
          <table:table-cell office:value-type="time" office:time-value="PT00H10M30S">
            <text:p>00:10:30</text:p>
          </table:table-cell>
        </table:table-row>
        <table:table-row table:style-name="ro1">
          <table:table-cell office:value-type="time" office:time-value="PT00H02M00S">
            <text:p>00:02:00</text:p>
          </table:table-cell>
        </table:table-row>
        <table:table-row table:style-name="ro1">
          <table:table-cell office:value-type="time" office:time-value="PT00H11M00S">
            <text:p>00:11:00</text:p>
          </table:table-cell>
        </table:table-row>
        <table:table-row table:style-name="ro1">
          <table:table-cell office:value-type="time" office:time-value="PT00H02M00S">
            <text:p>00:02:00</text:p>
          </table:table-cell>
        </table:table-row>
        <table:table-row table:style-name="ro1">
          <table:table-cell office:value-type="time" office:time-value="PT00H02M30S">
            <text:p>00:02:30</text:p>
          </table:table-cell>
        </table:table-row>
        <table:table-row table:style-name="ro1">
          <table:table-cell office:value-type="time" office:time-value="PT00H04M28.461538S">
            <text:p>00:04:28</text:p>
          </table:table-cell>
        </table:table-row>
        <table:table-row table:style-name="ro1">
          <table:table-cell office:value-type="time" office:time-value="PT00H04M28.461538S">
            <text:p>00:04:28</text:p>
          </table:table-cell>
        </table:table-row>
        <table:table-row table:style-name="ro1">
          <table:table-cell office:value-type="time" office:time-value="PT00H08M56.923077S">
            <text:p>00:08:57</text:p>
          </table:table-cell>
        </table:table-row>
        <table:table-row table:style-name="ro1">
          <table:table-cell office:value-type="time" office:time-value="PT00H02M14.230769S">
            <text:p>00:02:14</text:p>
          </table:table-cell>
        </table:table-row>
        <table:table-row table:style-name="ro1">
          <table:table-cell office:value-type="time" office:time-value="PT00H04M28.461538S">
            <text:p>00:04:28</text:p>
          </table:table-cell>
        </table:table-row>
        <table:table-row table:style-name="ro1">
          <table:table-cell office:value-type="time" office:time-value="PT00H11M11.153846S">
            <text:p>00:11:11</text:p>
          </table:table-cell>
        </table:table-row>
        <table:table-row table:style-name="ro1">
          <table:table-cell office:value-type="time" office:time-value="PT00H04M28.461538S">
            <text:p>00:04:28</text:p>
          </table:table-cell>
        </table:table-row>
        <table:table-row table:style-name="ro1">
          <table:table-cell office:value-type="time" office:time-value="PT00H04M28.461538S">
            <text:p>00:04:28</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6M42.692308S">
            <text:p>00:06:43</text:p>
          </table:table-cell>
        </table:table-row>
        <table:table-row table:style-name="ro1">
          <table:table-cell office:value-type="time" office:time-value="PT00H02M14.230769S">
            <text:p>00:02:14</text:p>
          </table:table-cell>
        </table:table-row>
        <table:table-row table:style-name="ro1">
          <table:table-cell/>
        </table:table-row>
        <table:table-row table:style-name="ro1">
          <table:table-cell table:style-name="Default"/>
        </table:table-row>
        <table:table-row table:style-name="ro1">
          <table:table-cell table:formula="of:=SUM([.A1:.A27])" office:value-type="time" office:time-value="PT02H49M32.307691S">
            <text:p>02:49:3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21">05/21/2025</text:date>, <text:time>10:49:27</text:time></text:p>
        </style:region-right>
      </style:header>
      <style:header-left style:display="false"/>
      <style:footer>
        <text:p>Seite <text:page-number>1</text:page-number> / <text:page-count>99</text:page-count></text:p>
      </style:footer>
      <style:footer-left style:display="false"/>
    </style:master-page>
  </office:master-styles>
</office:document-styles>
</file>